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Záhlavie_20__23_1" style:master-page-name="PageStyle0">
      <style:paragraph-properties fo:margin-left="0cm" fo:margin-right="0cm" fo:line-height="150%" fo:text-align="start" style:justify-single-word="false" fo:text-indent="0cm" style:auto-text-indent="false" style:page-number="auto" style:writing-mode="page"/>
    </style:style>
    <style:style style:name="P3"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style>
    <style:style style:name="P4" style:family="paragraph" style:parent-style-name="Základný_20_text_20__28_5_29_"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7" style:family="paragraph" style:parent-style-name="Záhlavie_20__23_3" style:list-style-name="">
      <style:paragraph-properties fo:margin-left="0cm" fo:margin-right="0cm" fo:line-height="150%" fo:text-align="start" style:justify-single-word="false" fo:text-indent="0cm" style:auto-text-indent="false" style:writing-mode="page"/>
      <style:text-properties officeooo:paragraph-rsid="0010970e"/>
    </style:style>
    <style:style style:name="P8"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text-properties officeooo:paragraph-rsid="0010970e"/>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0"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875cm"/>
        </style:tab-stops>
      </style:paragraph-properties>
    </style:style>
    <style:style style:name="P11"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2.898cm"/>
        </style:tab-stops>
      </style:paragraph-properties>
    </style:style>
    <style:style style:name="P12"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bf002"/>
    </style:style>
    <style:style style:name="P13" style:family="paragraph" style:parent-style-name="Základný_20_text">
      <style:paragraph-properties fo:margin-left="0cm" fo:margin-right="0cm" fo:line-height="150%" fo:text-align="start" style:justify-single-word="false" fo:text-indent="0.635cm" style:auto-text-indent="false" style:writing-mode="page"/>
    </style:style>
    <style:style style:name="P14"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15" style:family="paragraph" style:parent-style-name="Základný_20_text">
      <style:paragraph-properties fo:margin-left="0cm" fo:margin-right="0cm" fo:line-height="150%" fo:text-align="start" style:justify-single-word="false" fo:text-indent="0cm" style:auto-text-indent="false" style:writing-mode="page"/>
    </style:style>
    <style:style style:name="P16" style:family="paragraph" style:parent-style-name="Footnote" style:master-page-name="">
      <style:paragraph-properties fo:margin-left="0cm" fo:margin-right="0cm" fo:line-height="150%" fo:text-align="start" style:justify-single-word="false" fo:text-indent="0.635cm" style:auto-text-indent="false" style:page-number="auto" style:writing-mode="page"/>
    </style:style>
    <style:style style:name="P17"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18" style:family="paragraph" style:parent-style-name="Záhlavie_20__23_2" style:master-page-name="">
      <style:paragraph-properties fo:margin-left="0cm" fo:margin-right="0cm" fo:line-height="150%" fo:text-align="start" style:justify-single-word="false" fo:text-indent="0cm" style:auto-text-indent="false" style:page-number="auto" style:writing-mode="page"/>
    </style:style>
    <style:style style:name="P19" style:family="paragraph" style:parent-style-name="Základný_20_text_20__28_4_29_" style:master-page-name="">
      <style:paragraph-properties fo:margin-left="0cm" fo:margin-right="0cm" fo:line-height="150%" fo:text-align="start" style:justify-single-word="false" fo:text-indent="0cm" style:auto-text-indent="false" style:page-number="auto" style:writing-mode="page"/>
    </style:style>
    <style:style style:name="P20"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21" style:family="paragraph" style:parent-style-name="Základný_20_text_20__28_2_29_">
      <style:paragraph-properties fo:margin-left="0cm" fo:margin-right="0cm" fo:line-height="150%" fo:text-align="start" style:justify-single-word="false" fo:text-indent="0cm" style:auto-text-indent="false" style:writing-mode="page"/>
    </style:style>
    <style:style style:name="P22"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style>
    <style:style style:name="P23"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style>
    <style:style style:name="P24"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style>
    <style:style style:name="P25" style:family="paragraph" style:parent-style-name="Záhlavie_20__23_4" style:list-style-name="">
      <style:paragraph-properties fo:margin-left="0cm" fo:margin-right="0cm" fo:line-height="150%" fo:text-align="start" style:justify-single-word="false" fo:text-indent="0cm" style:auto-text-indent="false" style:writing-mode="page"/>
    </style:style>
    <style:style style:name="P26" style:family="paragraph" style:parent-style-name="Záhlavie_20__23_4" style:master-page-name="">
      <style:paragraph-properties fo:margin-left="0cm" fo:margin-right="0cm" fo:line-height="150%" fo:text-align="start" style:justify-single-word="false" fo:text-indent="0.635cm" style:auto-text-indent="false" style:page-number="auto" style:writing-mode="page"/>
    </style:style>
    <style:style style:name="P27" style:family="paragraph" style:parent-style-name="Záhlavie_20__23_4" style:master-page-name="">
      <style:paragraph-properties fo:margin-left="0cm" fo:margin-right="0cm" fo:line-height="150%" fo:text-align="start" style:justify-single-word="false" fo:text-indent="0.635cm" style:auto-text-indent="false" style:page-number="auto" style:writing-mode="page"/>
    </style:style>
    <style:style style:name="P28" style:family="paragraph" style:parent-style-name="Záhlavie_20__23_4" style:list-style-name="">
      <style:paragraph-properties fo:margin-left="0cm" fo:margin-right="0cm" fo:line-height="150%" fo:text-align="start" style:justify-single-word="false" fo:text-indent="0.635cm" style:auto-text-indent="false" style:writing-mode="page"/>
    </style:style>
    <style:style style:name="P29" style:family="paragraph" style:parent-style-name="Obsah" style:master-page-name="">
      <style:paragraph-properties fo:margin-left="0cm" fo:margin-right="0cm" fo:line-height="150%" fo:text-align="start" style:justify-single-word="false" fo:text-indent="0.635cm" style:auto-text-indent="false" style:page-number="auto" style:writing-mode="page">
        <style:tab-stops>
          <style:tab-stop style:position="4.419cm"/>
          <style:tab-stop style:position="12.483cm" style:type="right"/>
          <style:tab-stop style:position="12.97cm" style:type="right"/>
        </style:tab-stops>
      </style:paragraph-properties>
    </style:style>
    <style:style style:name="P30" style:family="paragraph" style:parent-style-name="Iné" style:master-page-name="">
      <style:paragraph-properties fo:margin-left="0cm" fo:margin-right="0cm" fo:line-height="150%" fo:text-align="start" style:justify-single-word="false" fo:text-indent="0.635cm" style:auto-text-indent="false" style:page-number="auto" style:writing-mode="page"/>
    </style:style>
    <style:style style:name="T1" style:family="text">
      <style:text-properties fo:color="#000000" style:font-name="Arial" fo:font-size="14pt" fo:background-color="#80ffff" loext:char-shading-value="0" style:font-size-asian="14pt" style:font-name-complex="Arial" style:font-size-complex="14pt"/>
    </style:style>
    <style:style style:name="T2" style:family="text">
      <style:text-properties fo:color="#000000" style:font-name="Arial" fo:font-size="14pt" officeooo:rsid="00096d48" fo:background-color="#80ffff" loext:char-shading-value="0" style:font-size-asian="14pt" style:font-name-complex="Arial" style:font-size-complex="14pt"/>
    </style:style>
    <style:style style:name="T3" style:family="text">
      <style:text-properties fo:color="#000000" style:font-name="Arial" fo:font-size="14pt" officeooo:rsid="000bf002" fo:background-color="#80ffff" loext:char-shading-value="0" style:font-size-asian="14pt" style:font-name-complex="Arial" style:font-size-complex="14pt"/>
    </style:style>
    <style:style style:name="T4" style:family="text">
      <style:text-properties fo:color="#000000" style:font-name="Arial" fo:font-size="14pt" officeooo:rsid="000c4ac8" fo:background-color="#80ffff" loext:char-shading-value="0" style:font-size-asian="14pt" style:font-name-complex="Arial" style:font-size-complex="14pt"/>
    </style:style>
    <style:style style:name="T5" style:family="text">
      <style:text-properties fo:color="#000000" style:font-name="Arial" fo:font-size="14pt" officeooo:rsid="000cc29c" fo:background-color="#80ffff" loext:char-shading-value="0" style:font-size-asian="14pt" style:font-name-complex="Arial" style:font-size-complex="14pt"/>
    </style:style>
    <style:style style:name="T6" style:family="text">
      <style:text-properties fo:color="#000000" style:font-name="Arial" fo:font-size="14pt" officeooo:rsid="000e1a90" fo:background-color="#80ffff" loext:char-shading-value="0" style:font-size-asian="14pt" style:font-name-complex="Arial" style:font-size-complex="14pt"/>
    </style:style>
    <style:style style:name="T7" style:family="text">
      <style:text-properties fo:color="#000000" style:font-name="Arial" fo:font-size="14pt" fo:language="en" fo:country="US" fo:background-color="#cccccc" loext:char-shading-value="0" style:font-name-asian="Lucida Sans Unicode" style:font-size-asian="14pt" style:font-name-complex="Times New Roman" style:font-size-complex="10pt"/>
    </style:style>
    <style:style style:name="T8" style:family="text">
      <style:text-properties fo:color="#000000" style:font-name="Arial" fo:font-size="14pt" fo:language="en" fo:country="US" officeooo:rsid="00096d48" fo:background-color="#cccccc" loext:char-shading-value="0" style:font-name-asian="Lucida Sans Unicode" style:font-size-asian="14pt" style:font-name-complex="Times New Roman" style:font-size-complex="10pt"/>
    </style:style>
    <style:style style:name="T9" style:family="text">
      <style:text-properties fo:color="#000000" style:font-name="Arial" fo:font-size="14pt" fo:background-color="#cccccc" loext:char-shading-value="0" style:font-name-asian="Lucida Sans Unicode" style:font-size-asian="14pt" style:font-name-complex="Times New Roman" style:font-size-complex="10pt"/>
    </style:style>
    <style:style style:name="T10" style:family="text">
      <style:text-properties fo:color="#000000" style:font-name="Arial1" fo:font-size="14pt" officeooo:rsid="000e1a90" fo:background-color="#80ffff" loext:char-shading-value="0" style:font-name-asian="Microsoft Sans Serif" style:font-size-asian="14pt" style:font-name-complex="Arial" style:font-size-complex="14pt"/>
    </style:style>
    <style:style style:name="T11" style:family="text">
      <style:text-properties style:font-name="Arial" fo:font-size="14pt" style:font-size-asian="14pt" style:font-name-complex="Arial" style:font-size-complex="14pt"/>
    </style:style>
    <style:style style:name="T12" style:family="text">
      <style:text-properties style:font-name="Arial" fo:font-size="14pt" officeooo:rsid="000bf002" style:font-size-asian="14pt" style:font-name-complex="Arial" style:font-size-complex="14pt"/>
    </style:style>
    <style:style style:name="T13" style:family="text">
      <style:text-properties style:font-name="Arial" fo:font-size="14pt" officeooo:rsid="000c4ac8" style:font-size-asian="14pt" style:font-name-complex="Arial" style:font-size-complex="14pt"/>
    </style:style>
    <style:style style:name="T14" style:family="text">
      <style:text-properties style:font-name="Arial" fo:font-size="14pt" officeooo:rsid="000cc29c" style:font-size-asian="14pt" style:font-name-complex="Arial" style:font-size-complex="14pt"/>
    </style:style>
    <style:style style:name="T15" style:family="text">
      <style:text-properties style:font-name="Arial" fo:font-size="14pt" officeooo:rsid="000e1a90" style:font-size-asian="14pt" style:font-name-complex="Arial" style:font-size-complex="14pt"/>
    </style:style>
    <style:style style:name="T16" style:family="text">
      <style:text-properties style:font-name="Arial" fo:font-size="14pt" officeooo:rsid="000f6cf7" style:font-size-asian="14pt" style:font-name-complex="Arial" style:font-size-complex="14pt"/>
    </style:style>
    <style:style style:name="T17" style:family="text">
      <style:text-properties style:font-name="Arial" fo:font-size="14pt" officeooo:rsid="00096d48" fo:background-color="#80ffff" loext:char-shading-value="0" style:font-size-asian="14pt" style:font-name-complex="Arial" style:font-size-complex="14pt"/>
    </style:style>
    <style:style style:name="Sect1" style:family="section">
      <style:section-properties fo:margin-left="0.635cm" fo:margin-right="1.866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 text:outline-level="1"><text:bookmark-start text:name="bookmark0"/><text:span text:style-name="CharStyle4"><text:span text:style-name="T11">Chov</text:span></text:span><text:bookmark-end text:name="bookmark0"/><text:span text:style-name="CharStyle4"><text:span text:style-name="T11"> mäsných králikov</text:span></text:span></text:h>
        <text:p text:style-name="P4"><text:span text:style-name="CharStyle8"><text:span text:style-name="T11">Emil Hr</text:span></text:span><text:span text:style-name="CharStyle8"><text:span text:style-name="T1">e</text:span></text:span><text:span text:style-name="CharStyle8"><text:span text:style-name="T11">blay</text:span></text:span></text:p>
        <text:p text:style-name="P3"><text:span text:style-name="CharStyle6"><text:span text:style-name="T11"/></text:span></text:p>
        <text:h text:style-name="P5" text:outline-level="3"><text:bookmark-start text:name="bookmark3"/><text:bookmark-end text:name="bookmark3"/><text:span text:style-name="CharStyle15"><text:span text:style-name="T1"/></text:span></text:h>
        <text:h text:style-name="P8" text:outline-level="3"><text:span text:style-name="CharStyle13"><text:span text:style-name="T1">Ú</text:span></text:span><text:span text:style-name="CharStyle13"><text:span text:style-name="T11">vod</text:span></text:span><text:span text:style-name="Predvolené_20_písmo_20_odseku"><text:span text:style-name="T7">\</text:span></text:span><text:span text:style-name="Predvolené_20_písmo_20_odseku"><text:span text:style-name="T9">footnote</text:span></text:span><text:span text:style-name="Predvolené_20_písmo_20_odseku"><text:span text:style-name="T8">{</text:span></text:span><text:span text:style-name="CharStyle19"><text:span text:style-name="T17">Počas každej vojny býva málo mäsa. Je tomu tak aj teraz. Treba si teda pomáhať. A tu sa vý­h</text:span></text:span><text:span text:style-name="CharStyle19"><text:span text:style-name="T2">o</text:span></text:span><text:span text:style-name="CharStyle19"><text:span text:style-name="T17">dne naskytuje d</text:span></text:span><text:span text:style-name="CharStyle19"><text:span text:style-name="T2">omá</text:span></text:span><text:span text:style-name="CharStyle19"><text:span text:style-name="T17">ci král</text:span></text:span><text:span text:style-name="CharStyle19"><text:span text:style-name="T2">ik</text:span></text:span><text:span text:style-name="CharStyle19"><text:span text:style-name="T17">, toto skromné a dosiaľ nedocenené zviera. Jeho mäso je výborné a výživné. Možno ho kŕmiť i so záhradnými odpad­kami, teda je domáci králik ako by stvorený pre majiteľa záhrady</text:span></text:span><text:span text:style-name="CharStyle19"><text:span text:style-name="T2">,</text:span></text:span><text:span text:style-name="CharStyle19"><text:span text:style-name="T17"> tiež pre záhradkára.</text:span></text:span></text:h>
        <text:p text:style-name="P16"><text:span text:style-name="CharStyle20"><text:span text:style-name="T11">V Hospodárskej knižnici Slovenskej ovocinárskej spoločnosti vydali sme roku 1928 ako 11. sväzok zaujímavú prácu Chov králikov</text:span></text:span><text:span text:style-name="CharStyle20"><text:span text:style-name="T1">,</text:span></text:span><text:span text:style-name="CharStyle20"><text:span text:style-name="T11"> ktorú po nadobud­nutých skúsenostiach v 35-ročnej praxi napísal Emil Hreb</text:span></text:span><text:span text:style-name="CharStyle20"><text:span text:style-name="T12">l</text:span></text:span><text:span text:style-name="CharStyle20"><text:span text:style-name="T11">ay, vtedajší riaditeľ Štátnej roľníckej školy v Brezne nad Hronom a býv. župný poľ­nohospodársky inšpektor v Prešove. Knižka sa čo­skoro minula. Nemienili sme ju už vydať, veď aj jej pisateľ medzitým umrel.</text:span></text:span></text:p>
        <text:h text:style-name="P7" text:outline-level="3"><text:span text:style-name="CharStyle19"><text:span text:style-name="T17">Ale záujem o túto knižku počas tejto vojny sa znova prejavil v neočankávan</text:span></text:span><text:span text:style-name="CharStyle19"><text:span text:style-name="T2">ej</text:span></text:span><text:span text:style-name="CharStyle19"><text:span text:style-name="T17"> miere, a pretože niet inej slovenskej knižky o pestovaní mäsných králikov, rozhodli sme sa ju vydať v II. vydaní. Vydávame ju v zásade nezmenenú, len po stránke rečovej sme ju upravili. Red</text:span></text:span><text:span text:style-name="CharStyle20"><text:span text:style-name="T2">.</text:span></text:span><text:span text:style-name="CharStyle13"><text:span text:style-name="T11">)</text:span></text:span><text:span text:style-name="CharStyle13"><text:span text:style-name="T1">.</text:span></text:span><text:span text:style-name="Predvolené_20_písmo_20_odseku"><text:span text:style-name="T7">}</text:span></text:span></text:h>
        <text:p text:style-name="P9"><text:span text:style-name="CharStyle17"><text:span text:style-name="T11"/></text:span></text:p>
        <text:p text:style-name="P13"><text:span text:style-name="CharStyle17"><text:span text:style-name="T11">Nepochopiteľný odpor, ktorý sa javil vo vš</text:span></text:span><text:span text:style-name="CharStyle17"><text:span text:style-name="T1">e</text:span></text:span><text:span text:style-name="CharStyle17"><text:span text:style-name="T11">­ob</text:span></text:span><text:span text:style-name="CharStyle17"><text:span text:style-name="T1">e</text:span></text:span><text:span text:style-name="CharStyle17"><text:span text:style-name="T11">cn</text:span></text:span><text:span text:style-name="CharStyle17"><text:span text:style-name="T1">o</text:span></text:span><text:span text:style-name="CharStyle17"><text:span text:style-name="T11">s</text:span></text:span><text:span text:style-name="CharStyle17"><text:span text:style-name="T1">t</text:span></text:span><text:span text:style-name="CharStyle17"><text:span text:style-name="T11">i </text:span></text:span><text:span text:style-name="CharStyle17"><text:span text:style-name="T1">vo</text:span></text:span><text:span text:style-name="CharStyle17"><text:span text:style-name="T11">či chovaniu </text:span></text:span><text:span text:style-name="CharStyle17"><text:span text:style-name="T1">a</text:span></text:span><text:span text:style-name="CharStyle17"><text:span text:style-name="T11"> zužitkovaniu domá­cich </text:span></text:span><text:span text:style-name="CharStyle17"><text:span text:style-name="T1">k</text:span></text:span><text:span text:style-name="CharStyle17"><text:span text:style-name="T11">ráli</text:span></text:span><text:span text:style-name="CharStyle17"><text:span text:style-name="T1">k</text:span></text:span><text:span text:style-name="CharStyle17"><text:span text:style-name="T11">ov, je na ústupe. Že chov králikov nie je tak rozšírený, ako chov hydiny, hoci králik je množivý, zdravý a rýchle rastie, popri tom je veľmi skromný, jeho mäso je výdatné, záživné a chutné, jedine to je na príčine, že chýbajú u nás chovatelia, ktorí by boli vzorom na tom­to poli.</text:span></text:span></text:p>
        <text:p text:style-name="P9"><text:span text:style-name="CharStyle17"><text:span text:style-name="T11">Som presvedčený, že keby sa našli v jednotli­vých obciach a mestách takí chovatelia, ktorí by vedeli moderne, t. j. odborne chovať králi­kov, ktorí by králičie mäso zužitkovali v do­mácnosti i na trhu, ich kožušinu by upotrebili na svoje šaty a za ozdobu, slovom, dobrým prí­kladom by slúžili, rozhodne by sa našli chov</text:span></text:span><text:span text:style-name="CharStyle17"><text:span text:style-name="T12">a</text:span></text:span><text:span text:style-name="CharStyle17"><text:span text:style-name="T11">te</text:span></text:span><text:span text:style-name="CharStyle17"><text:span text:style-name="T3">li</text:span></text:span><text:span text:style-name="CharStyle17"><text:span text:style-name="T11">a, ktorí by ich napodobňovali.</text:span></text:span></text:p>
        <text:p text:style-name="P9"><text:span text:style-name="CharStyle17"><text:span text:style-name="T11">Chov králikov môže príjmy chovu hydiny — ktorého príjmy značne prevyšuje </text:span></text:span><text:span text:style-name="CharStyle17"><text:span text:style-name="T1">—</text:span></text:span><text:span text:style-name="CharStyle17"><text:span text:style-name="T11"> doplňovať a tam, kde je nemožno hydinu chovať, poskyt­núť nové žriedla príjmov, lebo niet takého ma­lého miesta, kde by sa nemohlo umiestiť 1—2 králičích debien. </text:span></text:span><text:soft-page-break/><text:span text:style-name="CharStyle17"><text:span text:style-name="T11">Teda i v mestách úradníci, re­meselníci a všetci iného zamestnania môžu sa zaoberať chovom králikov aj u nás, ako to vi­díme v cudzozemska a týmito si môžu zabezpe­čiť potrebné mäso do kuchyne.</text:span></text:span></text:p>
        <text:p text:style-name="P9"><text:span text:style-name="CharStyle17"><text:span text:style-name="T11">Nemecko, Francúzsko, Belgicko a Anglicko ročite stomiliónové sumy obracajú v obchode králičom, taktiež s králičími kožušinami a z ko­žušín zhotovenými priemyselnými výrobkami, ktoré predávajú i do cudziny. Práve Slovensko by bolo tak bohaté, že nie je utisnuté na takéto pr</text:span></text:span><text:span text:style-name="CharStyle17"><text:span text:style-name="T1">íj</text:span></text:span><text:span text:style-name="CharStyle17"><text:span text:style-name="T11">my?</text:span></text:span></text:p>
        <text:p text:style-name="P9"><text:span text:style-name="CharStyle17"><text:span text:style-name="T11">Som presvedčený, že všeobecným rozšírením chovu králikov by bola zabezpečená nielen do­máca spotreba mäsa, ale i mnohé milióny by sa dostaly na zaokrytie iných potrebností.</text:span></text:span></text:p>
        <text:p text:style-name="P9"><text:span text:style-name="CharStyle17"><text:span text:style-name="T11">Každý začiatok je ťažký. Ale keď v každej dedine len jeden jednotlivec začne chovať do­mácich králikov podľa mojich pokynov, vtedy zabezpečil by si slušný a stály dôchodok pre se­ba, ale konal by tiež vlasteneckú a uznaniahodnú prácu.</text:span></text:span></text:p>
        <text:p text:style-name="P9"><text:span text:style-name="CharStyle24"><text:span text:style-name="T11">Bez užívania chutného a záživného mäsa ne­možno vychovať zdravú a silnú generáciu. A pretože teraz je a azda ešte i dlho v budúcnosti bude mäso drahé, nech sa každý usiluje, aby si potrebné mäso pre domácnosť sám dorobil a keď má k tomu možnosti, aby i viac dorobil, lebo zbytok vždy môže predať a za vyššiu sumu ako donáša hydina.</text:span></text:span></text:p>
        <text:h text:style-name="P18" text:outline-level="2"><text:span text:style-name="CharStyle22"><text:span text:style-name="T11"/></text:span></text:h>
        <text:h text:style-name="P5" text:outline-level="3"><text:bookmark-start text:name="bookmark11"/><text:span text:style-name="CharStyle13"><text:span text:style-name="T11">Aký druh králikov chovať?</text:span></text:span><text:bookmark-end text:name="bookmark11"/></text:h>
        <text:p text:style-name="P9"><text:span text:style-name="CharStyle17"><text:span text:style-name="T11">Mäsných, veľkého tela, lebo tento druh je najmnoživejš</text:span></text:span><text:span text:style-name="CharStyle17"><text:span text:style-name="T1">í</text:span></text:span><text:span text:style-name="CharStyle17"><text:span text:style-name="T11">, najlepšie zužitkuje prijatý krm, teda pomerne najrýchlejšie rastie, dobre sa za­chová pri dobrom mäse, jeho kožušina je hojná a súca na rôzne ciele. Tento veľký druh bol vy­pestovaný z b</text:span></text:span><text:span text:style-name="CharStyle17"><text:span text:style-name="T1">elgi</text:span></text:span><text:span text:style-name="CharStyle17"><text:span text:style-name="T11">ckého králika ob</text:span></text:span><text:span text:style-name="CharStyle17"><text:span text:style-name="T1">ra</text:span></text:span><text:span text:style-name="CharStyle17"><text:span text:style-name="T11">, a čo sa týka farby, sú snehobiele albíny a farby modr</text:span></text:span><text:span text:style-name="CharStyle17"><text:span text:style-name="T1">ej</text:span></text:span><text:span text:style-name="CharStyle17"><text:span text:style-name="T11"> líš</text:span></text:span><text:span text:style-name="CharStyle17"><text:span text:style-name="T1">ky</text:span></text:span><text:span text:style-name="CharStyle17"><text:span text:style-name="T11">. Teda možno si vo farbách vyberať. Všade sa udomácni. Tento druh je plodný, je prostý zlých zvykov, jeho pestovanie preto odporúčam, lebo pestovateľ nájde v ňom všetky požiadavky, teda načo robiť pokusy s inými veľkými druhmi?</text:span></text:span></text:p>
        <text:p text:style-name="P9"><text:span text:style-name="CharStyle17"><text:span text:style-name="T11">Z menších králikov odporúčam jedine strieborný</text:span></text:span><text:span text:style-name="CharStyle17"><text:span text:style-name="T1">ch</text:span></text:span><text:span text:style-name="CharStyle17"><text:span text:style-name="T11">. Tento druh je tiež veľmi výdatný a dobre drží mäso a jeho kožušina je pekná. Jeho mäso je práve tak dobré, ako u mäsného druhu, len, prirodzene, je ho menej, lebo úplne vyvinutý strieborný králik len v naj­lepšom prípade váži polovicu ako práve tak sta­rý mäsný králik.</text:span></text:span></text:p>
        <text:p text:style-name="P9"><text:span text:style-name="CharStyle17"><text:span text:style-name="T11">Neodporúčam chov iného druhu, miešaný, zakrpatený a tzv. maštaľný druh, a nadovšetko zamietam chov králikov v maštali (v stajni), lebo títo nehradia ani prácu </text:span></text:span><text:soft-page-break/><text:span text:style-name="CharStyle17"><text:span text:style-name="T11">s nimi a v maštali chovaný králik, pretože býva v podzemných die­rach, ktoré sú napáchnuté maštaľným zápachom, má mäso smradľavé a tak nie je súce na používanie. Naproti tomu mäso kultúrneho králika je záživné a veľmi príjemnej chuti. </text:span></text:span></text:p>
        <text:p text:style-name="P14"><text:span text:style-name="CharStyle24"><text:span text:style-name="T11"/></text:span></text:p>
        <text:p text:style-name="P15"><text:span text:style-name="CharStyle24"><text:span text:style-name="T11">Chov veľkých mäsných králikov v dvojakej farbe.</text:span></text:span></text:p>
        <text:p text:style-name="P9"><text:span text:style-name="CharStyle17"><text:span text:style-name="T11">Pôvodná farba veľkého domáceho králika, tzv. belgického obra, je podobná farbe poľného zajaca. Ale i pri tomto druhu sa prihodí, že sa javí farba predkov (atavizmus), t. j. narodia sa niekedy čisto bieli, modrí mladí, ktorých keď vychováme a spárime týchto rovnakej farby, podarí sa nám farbu túto udržať a tak sa udržia kmene biele a modré, úplne čisté.</text:span></text:span></text:p>
        <text:p text:style-name="P9"><text:span text:style-name="CharStyle17"><text:span text:style-name="T11">Prívlastok </text:span></text:span><text:span text:style-name="CharStyle17"><text:span text:style-name="T1">čistý</text:span></text:span><text:span text:style-name="CharStyle17"><text:span text:style-name="T11"> znamená, že takýto krá­lik od pysku až po koniec chvosta musí byť jed­nej farby, lebo ktorý má len malý fliačik alebo len nádych inej farby, nehodí sa na plemeno. Prihodí sa síce, že z čistého, bieleho kmeňa sa narodí i šedý potomok, ale to nie je tak strašná chyba, lebo určitá časť chovu i tak bude na mäso.</text:span></text:span></text:p>
        <text:p text:style-name="P9"><text:span text:style-name="CharStyle17"><text:span text:style-name="T11">Také zviera, ktoré má po celom tele rovnakú srsť a je jednej farby, nazýva sa čisté zviera, je veľmi cenné a má i viacnásobnú cenu riadneho králika, a to sa má rozhodne ponechať na plemeno.</text:span></text:span></text:p>
        <text:p text:style-name="P9"><text:span text:style-name="CharStyle17"><text:span text:style-name="T11">Chov mäsných (mäsových) králikov v uve­dených farbách sa preto od</text:span></text:span><text:span text:style-name="CharStyle17"><text:span text:style-name="T1">p</text:span></text:span><text:span text:style-name="CharStyle17"><text:span text:style-name="T11">orúča, lebo tieto kožušiny netreba farbiť. Biele hodia sa na šaty mladších dám a detí, modré starším dámam a pánom.</text:span></text:span></text:p>
        <text:p text:style-name="P9"><text:span text:style-name="CharStyle17"><text:span text:style-name="T11">Múdre činí každý, kto chce chovať králikov, keď ešte pred objednávkou sa rozhodne, akej farby králikov bude chovať. Keď kožušník vy­robí takéto jednofarebné kožušiny, dostaneme</text:span></text:span><text:span text:style-name="CharStyle22"><text:span text:style-name="T11"> </text:span></text:span><text:span text:style-name="CharStyle17"><text:span text:style-name="T11">krásny prém, kožušina je trvanlivá a pri po­riadnom opatrovaní vydrží i 50 rokov.</text:span></text:span></text:p>
        <text:p text:style-name="P9"><text:span text:style-name="CharStyle17"><text:span text:style-name="T11">V jednom chove možno i oba druhy chovať naraz, samozrejme, musíme tiež zadovážiť toľko párov plemenných zvierat, lebo len tak dosta­neme potomkov čistej farby. V krížení sú potomci farby miešanej.</text:span></text:span></text:p>
        <text:p text:style-name="P20"><text:span text:style-name="CharStyle32"><text:span text:style-name="T11"/></text:span></text:p>
        <text:p text:style-name="P21"><text:span text:style-name="CharStyle32"><text:span text:style-name="T11">S koľko kusmi začať chov králikov?</text:span></text:span></text:p>
        <text:p text:style-name="P9"><text:span text:style-name="CharStyle17"><text:span text:style-name="T11">Najlepšie </text:span></text:span><text:span text:style-name="CharStyle17"><text:span text:style-name="T3">j</text:span></text:span><text:span text:style-name="CharStyle17"><text:span text:style-name="T11">e s jedným párom, jednou samič­kou a jedným samcom, ktorí majú byť jedného druhu a jednej farby, ale nie z jedného kmeňa, ale z druhého chovu.</text:span></text:span></text:p>
        <text:p text:style-name="P9"><text:span text:style-name="CharStyle17"><text:span text:style-name="T11">S jedným párom je preto najvýhodnejšie začínať, lebo potomci budú rovnakí, z ktorých sa potom najkrajší jednotlivci vyberú a tak chov väčších rozmerov sa môže </text:span></text:span><text:soft-page-break/><text:span text:style-name="CharStyle17"><text:span text:style-name="T11">tiež lacno a vzorne zariadiť. K samičkám z jedného hniezda na pá­renie v prvom roku môže sa upotrebiť otec, v druhom roku jeden brat-samec z prvého kotenia, ale v treťom roku už musíme zadovážiť jedného, poťažne podľa potreby viac cudzích samcov, ale tej istej farby a druhu z cudzieho chovu. Jeden silný, vyvinutý, aspoň jedenročný samec postačí na 20—25, ba aj na 30 samičiek.</text:span></text:span></text:p>
        <text:h text:style-name="P22" text:outline-level="4"><text:span text:style-name="CharStyle34"><text:span text:style-name="T11"/></text:span></text:h>
        <text:h text:style-name="P25" text:outline-level="4"><text:bookmark-start text:name="bookmark13"/><text:span text:style-name="CharStyle34"><text:span text:style-name="T11">Aké výsledky som mal v chove s jedným párom králikov?</text:span></text:span><text:bookmark-end text:name="bookmark13"/></text:h>
        <text:p text:style-name="P9"><text:span text:style-name="CharStyle17"><text:span text:style-name="T11">40 rokov som sa zaoberal králikárstvom a ani vtedy som neprestal chovať tieto cenné zvieratá, keď som býval v meste. A choval som ich nie­len preto, že ich mäso som považoval za prvo­triedny výživný a jemný pokrm a ich kožušinu v mojej rodine som vždy upotrebil, ale i preto, že nenašiel som lepšieho zamestnania pre svoje deti, ako zaoberanie sa s domácimi králikmi. Niekedy choval som len plemenné zvieratá, ino­kedy zase choval som len na mäso. Pretože som pestoval vždy len čisté a zošľachtené, prvotried­ne zvieratá, tieto dve snahy som často spojil. Mal som 8 samičiek, 2 samcov a zodpovedný po­čet potomstva.</text:span></text:span></text:p>
        <text:p text:style-name="P9"><text:span text:style-name="CharStyle17"><text:span text:style-name="T11">Prišla mobilizácia r. 1914 a v našom meste zavládol čulý ruch a mäso bolo natoľko hľada­né, že mojich králikov často kupovali i vojaci.</text:span></text:span></text:p>
        <text:p text:style-name="P9"><text:span text:style-name="CharStyle17"><text:span text:style-name="T11">Musel som sa odsťahovať. Králikov s</text:span></text:span><text:span text:style-name="CharStyle17"><text:span text:style-name="T12">o</text:span></text:span><text:span text:style-name="CharStyle17"><text:span text:style-name="T11">m ne­vzal so sebou, ale nechal som ich na opateru vojakom, usalašeným v mojom dome. Títo môj opustený statok dokonale vybrakovali a keď som sa navrátil, našiel som len jednu bielu sa­mičku a samca. I tomu som sa potešil, lebo moji králici boli otužení, zdraví a plodní. Pozostalí králici boli jednoroční. Spáril som ich a prvé vrhnutie nastalo 28. februára 1915 so 6 mladými. Matka všetky vychovala, ostali z nich 3 samci a 3 samičky.</text:span></text:span></text:p>
        <text:p text:style-name="P9"><text:span text:style-name="CharStyle17"><text:span text:style-name="T11">Druhé vrhnutie nastalo 30. apríla so 7 mla­dými, tretie 30. júla s 8 mladými, štvrté 30. septembra so 6 mladými a piate vrhnutie 30. novembra so 7 mladými, ktoré výborná a sta­rostlivá matka do jedného vychovala.</text:span></text:span></text:p>
        <text:p text:style-name="P9"><text:span text:style-name="CharStyle17"><text:span text:style-name="T11">Vo februári okotené samičky tiež vrhly 30. augusta a 30. októbra a z týchto dvoch vrhnutí vychovaly 30 mladých. Teda výsledok množenia do konca novembra značil 64 mladých, z kto­rých 30 som zarezal, a to predovšetkým samcov a nie čisté alebo zle rastúce samičky. 10 kusov som predal a z 24 kusov ponechal som 10 sa­mičiek ako matky pre chov na rok 1916.</text:span></text:span></text:p>
        <text:p text:style-name="P9"><text:span text:style-name="CharStyle17"><text:span text:style-name="T11">Poznamenávam, že to bol nútený chov, lebo predtým nechal som králikov páriť len 4 razy do roka, ale vo vojne bol veľký nedostato</text:span></text:span><text:span text:style-name="CharStyle17"><text:span text:style-name="T1">k </text:span></text:span><text:span text:style-name="CharStyle17"><text:span text:style-name="T11">mä­sa a pre svoju početnú </text:span></text:span><text:soft-page-break/><text:span text:style-name="CharStyle17"><text:span text:style-name="T11">rodinu chcel som mať toľko mäsa, koľko len sa dalo dochovať.</text:span></text:span></text:p>
        <text:p text:style-name="P20"><text:span text:style-name="CharStyle32"><text:span text:style-name="T11"/></text:span></text:p>
        <text:p text:style-name="P21"><text:span text:style-name="CharStyle32"><text:span text:style-name="T11">Kde a ako treba umiestiť králikov a ich potomkov?</text:span></text:span></text:p>
        <text:p text:style-name="P9"><text:span text:style-name="CharStyle17"><text:span text:style-name="T11">Tak samca ako i samičky treba držať odde­lene. Najvýhodnejšie je držať králikov v deb­nách, alebo klietkach. Kultúrnych králikov preto musíme držať zvlášť po jednom, aby sa jede</text:span></text:span><text:span text:style-name="CharStyle17"><text:span text:style-name="T3">n</text:span></text:span><text:span text:style-name="CharStyle17"><text:span text:style-name="T11"> druhého nehrýzli. Od stáleho hryzenia nastaly by škody na srsti a kožušine a okrem toho z takto spôsobených rán môžu povstať rozličné choroby. Aj mladé v hniezde rozhádžu a pobijú a tak zo spoločného držania králikov nemali by sme nijaký úžitok.</text:span></text:span></text:p>
        <text:p text:style-name="P9"><text:span text:style-name="CharStyle17"><text:span text:style-name="T11">Naproti tomu, keď každého králika držíme zvlášť, budú krotkí, dobre sa cítia, milujú svoje miesto, ktoré je dobre zaopatrené stelivom. V debne do jedného kútka špiní, druhý kútik mu slúži za hniezdo. S takýmto zariadením mô­že dobre vychovať aj svojich mladých. Ale ešte mnohé iné výhody má držanie samcov po jed­nom. Tieto výhody zisťuje deň po deň každý, kto sa králikárstvom zaoberá.</text:span></text:span></text:p>
        <text:p text:style-name="P9"><text:span text:style-name="CharStyle24"><text:span text:style-name="T11">Miery klietok alebo debien majú byť </text:span></text:span><text:span text:style-name="CharStyle17"><text:span text:style-name="T1">aspoň </text:span></text:span><text:span text:style-name="CharStyle17"><text:span text:style-name="T11">tiet</text:span></text:span><text:span text:style-name="CharStyle17"><text:span text:style-name="T1">o</text:span></text:span><text:span text:style-name="CharStyle17"><text:span text:style-name="T11">: </text:span></text:span><text:span text:style-name="CharStyle17"><text:span text:style-name="T1">Výška</text:span></text:span><text:span text:style-name="CharStyle17"><text:span text:style-name="T11"> 60 cm, </text:span></text:span><text:span text:style-name="CharStyle17"><text:span text:style-name="T1">hĺbka</text:span></text:span><text:span text:style-name="CharStyle17"><text:span text:style-name="T11"> 70 cm a šírka 80 cm. Klietky alebo debny väčších rozme­rov sú ešte lepšie, ale menšie sa hodia iba pre ubytovanie menších zvierat. Debny môžu byť umiestené i na voľnom mieste, ale musia byť prikryté nepremokavou prikrývkou, lebo mokrosť králikom škodí. Tehotné matky a mladšie ako 4-mesačné umiestime na chránene</text:span></text:span><text:span text:style-name="CharStyle17"><text:span text:style-name="T1">jš</text:span></text:span><text:span text:style-name="CharStyle17"><text:span text:style-name="T11">ie mie­sto. Starí, určení na mäso, vydržia i krutejšiu zimu, keď ich nemožno umiestiť vhodnejšie inde. Ale lepšie je, keď ich umiestime na chránenom mieste od zimy. V zime nech im nikdy nechýba hojnosť suchého steliva.</text:span></text:span></text:p>
        <text:p text:style-name="P9"><text:span text:style-name="CharStyle17"><text:span text:style-name="T11">Debny, klietky alebo oddiely majú byť za­opatrené na prednej čiastke dr</text:span></text:span><text:span text:style-name="CharStyle17"><text:span text:style-name="T12">ó</text:span></text:span><text:span text:style-name="CharStyle17"><text:span text:style-name="T11">tenou s</text:span></text:span><text:span text:style-name="CharStyle17"><text:span text:style-name="T1">ie</text:span></text:span><text:span text:style-name="CharStyle17"><text:span text:style-name="T11">­</text:span></text:span><text:span text:style-name="CharStyle17"><text:span text:style-name="T1">ťou</text:span></text:span><text:span text:style-name="CharStyle17"><text:span text:style-name="T11"> a hodne veľkými dvierkami, ktoré treba zhotoviť tiež z dr</text:span></text:span><text:span text:style-name="CharStyle17"><text:span text:style-name="T12">ó</text:span></text:span><text:span text:style-name="CharStyle17"><text:span text:style-name="T11">tenej siete, aby čím viac svetla a vzduchu dostalo sa do klietky a aby aj čistenie bolo pohodlné a jednoduché.</text:span></text:span></text:p>
        <text:p text:style-name="P9"><text:span text:style-name="CharStyle17"><text:span text:style-name="T11">Klietku </text:span></text:span><text:span text:style-name="CharStyle17"><text:span text:style-name="T3">p</text:span></text:span><text:span text:style-name="CharStyle17"><text:span text:style-name="T11">odstielame slamou, pilinami alebo lístím. Zariadenie debien je veľmi jednoduché. Jedna malá drevená žliabka je kr</text:span></text:span><text:span text:style-name="CharStyle17"><text:span text:style-name="T12">mí</text:span></text:span><text:span text:style-name="CharStyle17"><text:span text:style-name="T11">tko, jeden hlinený tanierik je hra</text:span></text:span><text:span text:style-name="CharStyle17"><text:span text:style-name="T12">n</text:span></text:span><text:span text:style-name="CharStyle17"><text:span text:style-name="T11">tík. Keď ešte z laták alebo z dr</text:span></text:span><text:span text:style-name="CharStyle17"><text:span text:style-name="T12">ó</text:span></text:span><text:span text:style-name="CharStyle17"><text:span text:style-name="T11">tenej siete pribijeme jednu </text:span></text:span><text:span text:style-name="CharStyle17"><text:span text:style-name="T1">mriežku</text:span></text:span><text:span text:style-name="CharStyle17"><text:span text:style-name="T11"> do klietky na seno, sme so zariadením hotoví.</text:span></text:span></text:p>
        <text:p text:style-name="P9"><text:span text:style-name="CharStyle17"><text:span text:style-name="T11">Niektorí, zvlášť situovanejší začiatočníci ro­bia i také debny, v ktorých sú dná obité ple­chom alebo térovým papierom, aby hnojnica nepretekala. Toto neodporúčam, lebo takéto debny sú drahé a len vtedy majú význam, keď klietky každodenne </text:span></text:span><text:soft-page-break/><text:span text:style-name="CharStyle17"><text:span text:style-name="T11">čistíme a každodenne zaopatrujeme čerstvým stelivom. Podľa môjho spôsobu klietku čistíme iba raz do týždňa, vyjmúc u matiek s malými, kde už týždeň pred vrhnutím prestaneme s čistením a len potom čistíme, keď malí zajačkovia vyliezajú z hniezda, asi po 14 dňoch.</text:span></text:span></text:p>
        <text:p text:style-name="P9"><text:span text:style-name="CharStyle17"><text:span text:style-name="T11">V ktorej klietke vrhla matka mláďatá, v tej ju ponechávame, kým svoje mladé neodlúči. V takej istej alebo ešte priestrannejšej debne</text:span></text:span><text:span text:style-name="CharStyle22"><text:span text:style-name="T11"> </text:span></text:span><text:span text:style-name="CharStyle17"><text:span text:style-name="T11">držíme samcov i dorast. Odlúčené mláďatá naj­viac do 4 mesiacov môžu ostať pohromade v menších skupinách, lebo v tomto veku sa už prebúdza pohlavný cit a preto ich s tohto stanoviska prehliadneme a rovnakého pohlavia zvlášť umiestime v skupinách najviac po 10 ku­soch. Dorast umiestime v priestranných krytých miestnostiach. Čím väčšia je miestnosť, tým lepšie, môžu sa viac pohybovať.</text:span></text:span></text:p>
        <text:p text:style-name="P9"><text:span text:style-name="CharStyle17"><text:span text:style-name="T11">Z týchto potom vyberáme v šesťmesačnom veku na chov, prebytočné upotrebíme na mäso, alebo tie, ktoré sú súce na plemeno, predáme iným chovateľom.</text:span></text:span></text:p>
        <text:p text:style-name="P9"><text:span text:style-name="CharStyle17"><text:span text:style-name="T11">Na chov upotrebovať iba najkrajšie a naj­silnejšie exempláre.</text:span></text:span></text:p>
        <text:p text:style-name="P20"><text:span text:style-name="CharStyle32"><text:span text:style-name="T11"/></text:span></text:p>
        <text:p text:style-name="P21"><text:span text:style-name="CharStyle32"><text:span text:style-name="T11">Opatrovanie a čistenie králikov.</text:span></text:span></text:p>
        <text:p text:style-name="P9"><text:span text:style-name="CharStyle17"><text:span text:style-name="T11">Už i v predošlých častiach som napísal nie­ktoré veci o opatrovaní a čistení králikov, ale v tejto stati čo najdôraznejšie prízvukujem, že presné kŕmenie a čistenie klietok a čerstvé ste­livo je najlepšou zárukou, aby sme mali z chovu čo najväčší úžitok. Ten dochovávateľ, ktorý svojich králikov ráno, večer a podľa možnosti i na poludnie prezrie, sám kŕmi a sám sa pre­svedčí, či je všetko v poriadku, ten je dochovávat</text:span></text:span><text:span text:style-name="CharStyle17"><text:span text:style-name="T1">eľom</text:span></text:span><text:span text:style-name="CharStyle17"><text:span text:style-name="T11">, ale kto ľutuje práce, spojenej s chovom, s prácou sa spolieha na iných, ten nie je dochovávateľom, ale len držat</text:span></text:span><text:span text:style-name="CharStyle17"><text:span text:style-name="T1">eľo</text:span></text:span><text:span text:style-name="CharStyle17"><text:span text:style-name="T11">m krá­likov, ba trýzniteľom, lebo zvieratá budú iste veľa trpieť a strádať a výsledok chovu iste od­padne. Zvieratá začnú chradnúť, ochorejú, naj­mä dorast, a jedného dňa sa dochovávateľ do­žije, že jeho králici zhynú. Potom vysloví svoj odborní</text:span></text:span><text:span text:style-name="CharStyle17"><text:span text:style-name="T3">c</text:span></text:span><text:span text:style-name="CharStyle17"><text:span text:style-name="T11">ky názor, ktorý bude ďaleko-široko hlásať, že králikárstvo sa vôbec nevypláca. Isté je, že u človeka darebného a zvieratá nemilujúce­ho sa to nevypláca, ale u usilovného a poriadku milovného áno.</text:span></text:span></text:p>
        <text:p text:style-name="P9"><text:span text:style-name="CharStyle24"><text:span text:style-name="T11">Podstielanie klietok je preto potrebné, aby moč sa vsiakol a tak debna bola stále čistá a suchá, podľa možnosti bez zápachu. Stelivo tre­ba týždenne aspoň raz úplne vytiahnuť a kliet­ku do čist</text:span></text:span><text:span text:style-name="CharStyle17"><text:span text:style-name="T3">a</text:span></text:span><text:span text:style-name="CharStyle17"><text:span text:style-name="T11"> vymiesť, staré stelivo nahradiť no­vým, a to v lete naložíme menej a v zime via­cej k vôli studenému počasiu.</text:span></text:span></text:p>
        <text:p text:style-name="P9"><text:span text:style-name="CharStyle17"><text:span text:style-name="T11">Vykydané stelivo naložíme na jednu hro­mádku a keď ho smiešame so smetím a </text:span></text:span><text:soft-page-break/><text:span text:style-name="CharStyle17"><text:span text:style-name="T11">dreve­ným popolom, za pol roka uzrie a dostaneme výborné </text:span></text:span><text:span text:style-name="CharStyle17"><text:span text:style-name="T1">hnojivo</text:span></text:span><text:span text:style-name="CharStyle17"><text:span text:style-name="T11">, ktoré sa dobre hodí pod zeleniny a do záhrad.</text:span></text:span></text:p>
        <text:p text:style-name="P9"><text:span text:style-name="CharStyle17"><text:span text:style-name="T11">K opatere králikov patrí i to, aby sme ple­menné zvieratá aspoň raz mesačne okefovali tvrdým kartáčom, čo zvieratá vďačne prijímajú a tak stávajú sa i krotkými.</text:span></text:span></text:p>
        <text:h text:style-name="P22" text:outline-level="4"><text:span text:style-name="CharStyle34"><text:span text:style-name="T11"/></text:span></text:h>
        <text:h text:style-name="P25" text:outline-level="4"><text:bookmark-start text:name="bookmark15"/><text:span text:style-name="CharStyle34"><text:span text:style-name="T11">Kŕmenie králikov.</text:span></text:span><text:bookmark-end text:name="bookmark15"/></text:h>
        <text:p text:style-name="P9"><text:span text:style-name="CharStyle17"><text:span text:style-name="T11">Keď králik začne žrať, všetky možné rast­liny žerie a je azda n</text:span></text:span><text:span text:style-name="CharStyle17"><text:span text:style-name="T1">ajs</text:span></text:span><text:span text:style-name="CharStyle17"><text:span text:style-name="T11">kromn</text:span></text:span><text:span text:style-name="CharStyle17"><text:span text:style-name="T1">ejš</text:span></text:span><text:span text:style-name="CharStyle17"><text:span text:style-name="T11">ie zviera na svete. Ale ako každé zviera, i on pohŕda slabším krmivom, keď dostane chutnejšie, preto sporivý dochovávate</text:span></text:span><text:span text:style-name="CharStyle24"><text:span text:style-name="T1">ľ</text:span></text:span><text:span text:style-name="CharStyle24"><text:span text:style-name="T11"> nesmie maznať svoje zvie­ratá, ale ich musí tak privykať, aby denne dostávaly toľko, koľko stačia za deň spotrebovať. Pre zmenu </text:span></text:span><text:span text:style-name="CharStyle17"><text:span text:style-name="T1">j</text:span></text:span><text:span text:style-name="CharStyle17"><text:span text:style-name="T11">e dobré, keď týždenne raz </text:span></text:span><text:span text:style-name="CharStyle17"><text:span text:style-name="T1">poteší</text:span></text:span><text:span text:style-name="CharStyle17"><text:span text:style-name="T11">me zvieratká ovsom, kukuricou, semenom, olejovými pagáčmi atď., ale riadnym pokrmom králikov sú domáce a kuchynské odpadky, seno, zelené vetvičky z ovocných alebo iných stromov, varené alebo surové zemiaky, repa, cvikla, zele</text:span></text:span><text:span text:style-name="CharStyle24"><text:span text:style-name="T11">niny, v lete tráva a iné záhradné odpadky. Daj­me vždy len toľko krmiva, aby na druhý deň bolo kŕmitko prázdne. Vtedy môžeme si byť istí, že naši králici majú žalúdok v poriadku a sú zdraví. Keď im varené jedlá pomiešame s otru­bami a tak podávame, vtedy dobre rastú a star­ší i dobre tučnejú.</text:span></text:span></text:p>
        <text:p text:style-name="P9"><text:span text:style-name="CharStyle24"><text:span text:style-name="T11">V zime kŕmime: starých raz denne, mladých dvarazy, v lete starých dva razy denne a dorast tri razy denne. Stelivo má byť vždy čisté, lebo králici si radi pochutnávajú i na čistej slame. Žerú všetky možné stromové vetvičky, ešte i z ihličnatých stromov.</text:span></text:span></text:p>
        <text:p text:style-name="P9"><text:span text:style-name="CharStyle17"><text:span text:style-name="T11">Otázka kŕmenia je vecou praxe, lebo každý tým kŕmi, čo má, hlavné je, aby v krmive bolo čím viac zmeny a bolo čím lacnejšie. Takto dosiahneme, že králici budú rýchle rásť a úži­tok bude väčší. Preto treba už v lete myslieť na zimu a sbierať seno, lucernu, lístie, ovocné od­padky, zeleniny, ktoré potom v zime uvarené a s otrubami premiešané sú pre králikov pravou lahôdkou.</text:span></text:span></text:p>
        <text:p text:style-name="P9"><text:span text:style-name="CharStyle17"><text:span text:style-name="T11">Keď králikom podávame krmivo zelené ale­bo varené, slovom mokré, vtedy denné napája­nie je zbytočné. Keď ich však takto nezaopatrí­me, podávajme im obstátu vodu.</text:span></text:span></text:p>
        <text:p text:style-name="P9"><text:span text:style-name="CharStyle17"><text:span text:style-name="T11">Dajme pozor na to, aby sme králikom nepo­dávali </text:span></text:span><text:span text:style-name="CharStyle17"><text:span text:style-name="T1">skazené</text:span></text:span><text:span text:style-name="CharStyle17"><text:span text:style-name="T11"> jedlá, lebo pokazením ža­lúdka nastane </text:span></text:span><text:span text:style-name="CharStyle17"><text:span text:style-name="T1">behačka</text:span></text:span><text:span text:style-name="CharStyle17"><text:span text:style-name="T11">, ktorá je síce ľahko liečiteľná, ale pri opatrnosti môžeme sa jej vy­hnúť.</text:span></text:span></text:p>
        <text:h text:style-name="P22" text:outline-level="4"><text:span text:style-name="CharStyle34"><text:span text:style-name="T11"/></text:span></text:h>
        <text:h text:style-name="P25" text:outline-level="4"><text:bookmark-start text:name="bookmark17"/><text:soft-page-break/><text:span text:style-name="CharStyle34"><text:span text:style-name="T11">Párenie králikov.</text:span></text:span><text:bookmark-end text:name="bookmark17"/></text:h>
        <text:p text:style-name="P9"><text:span text:style-name="CharStyle17"><text:span text:style-name="T11">Párenie je najdôležitejšou zárukou dobrého chovu. Keď máme viacej matiek, tak usilujme sa v jednom čase spáriť viac matiek, aby vrh­nutie bolo pokiaľ možno naraz. Tak dosiahne­me, že viacero mladých budeme mať jedného veku, ale tiež môžeme mláďatá rozdeliť rovnako medzi matkami, čím si zabezpečíme ich vycho­vanie. Prihodí sa i to, že jedna matka má i 12 mláďať a druhá vrhne len 3—4, preto z väčšie­ho počtu vezmeme toľko, aby sa na chov každej rovnako ušlo. Keď mláďatá pozorne rozdelíme, matky to nezbadajú a vychovajú ich.</text:span></text:span></text:p>
        <text:p text:style-name="P9"><text:span text:style-name="CharStyle17"><text:span text:style-name="T11">Páriť možno len také matky, od ktorých sme mláďatá už pred 2 týždňami odlúčili. V prí­pade potreby alebo pri forsírovanom chove dá­me matky, ktoré majú 4-týždňové mláďatá, na­behať, potom mladé ešte 2 týždne ponecháme u nich, a keď už majú 6 týždňov, odlúčime ich. Matka ešte 2 týždne sa posilňuje a od párenia na 30. deň nám znovu vrhne. V tomto prípade okotí sa každé dva mesiace. Ale keď nemáme príčiny k takémuto rýchlemu množeniu, vtedy dáme kotiť len trojmesačn</text:span></text:span><text:span text:style-name="CharStyle24"><text:span text:style-name="T3">e</text:span></text:span><text:span text:style-name="CharStyle24"><text:span text:style-name="T11">, t. j. 6-týždňové mláďatá vezmeme od matky, matku necháme 2 týždne odpočívať, podľa toho na 60. deň od vrh­nutia dáme ju páriť, a tak na 30. deň odpárenia, t. j. na 90. deň od predošlého vrhnutia, dosta­neme mladé. Podľa toho spôsobu dajú nám mat­ky 4-krát v roku pekné, silné a veľké mláďatá.</text:span></text:span></text:p>
        <text:p text:style-name="P9"><text:span text:style-name="CharStyle17"><text:span text:style-name="T11">Pri párení samičku dáme k samcovi, a keď je pudená k páreniu, za niekoľko minút je pá­renie ukončené. Keď matka sa ešte nehoní, v tom prípade ju samec honí a párenie sa ukon­čí obyčajne za niekoľko hodín. Ale keď matka je chorá, alebo nie je v dobrej sile, alebo má mláďatá ešte pod sebou, tak len až za niekoľko dní zobudí sa v nej pud na párenie. Preto, keď</text:span></text:span><text:span text:style-name="CharStyle22"><text:span text:style-name="T11"> </text:span></text:span><text:span text:style-name="CharStyle17"><text:span text:style-name="T11">ešte v ten deň dáme aj iné matky páriť, túto samičku vezmeme a sprobujeme s inou. </text:span></text:span><text:span text:style-name="CharStyle17"><text:span text:style-name="T1">Dobrý </text:span></text:span><text:span text:style-name="CharStyle17"><text:span text:style-name="T11">samec je vstave za deň nabehať 10 samičiek, ale po každom párení necháme ho jednu hodinu od­počívať. Pravda, toto nie je dobre opakovať, radšej zariaďme si to tak, aby na jedného sam­ca nepripadly viac ako 4 samičky denne.</text:span></text:span></text:p>
        <text:p text:style-name="P9"><text:span text:style-name="CharStyle17"><text:span text:style-name="T11">Preto máme dať samičku k samcovi a nie opačne, lebo samec na cudzom mieste sa oby­čajne na samičku ani neobzrie, oňucháva okolie, usiluje sa s ním oboznámiť. Ale naopak, keď sa­mičku dáme do jeho bytu, vďačne ju víta a hneď sa chopí dvoriť jej.</text:span></text:span></text:p>
        <text:p text:style-name="P9"><text:span text:style-name="CharStyle17"><text:span text:style-name="T11">Deň párenia napíšeme na klietku a na 8. deň samičku opäť dáme k samcovi, keď sam­ca prijala, to znamená, že predošlé párenie bolo bezvýsledné. Keď toto </text:span></text:span><text:soft-page-break/><text:span text:style-name="CharStyle17"><text:span text:style-name="T11">osemdenné párenie u via­cerých samičiek sa viackrát opakuje a tieto boly u jedného samca, v tom prípade je nesporné, že samec</text:span></text:span><text:span text:style-name="CharStyle17"><text:span text:style-name="T1"> </text:span></text:span><text:span text:style-name="CharStyle17"><text:span text:style-name="T11">je neplodný a tomuto patrí iba nôž. Ale keď toto sa javí iba u jednej alebo dvoch matiek, a tieto len na tretie alebo na štvrté pá­renie sa oplodnily, v tom prípade tieto matky viac nedáme páriť, ale treba ich zarezať, lebo takéto zlé vlastnosti plemenné z plemenných kmeňov treba vykoreniť.</text:span></text:span></text:p>
        <text:p text:style-name="P9"><text:span text:style-name="CharStyle17"><text:span text:style-name="T11">Keď na 15. deň po oplodení dlaňou ohmatá­me brucho matiek, nájdeme v bruchu plod a podľa množstva hrbolkov dá sa posúdiť, koľko asi bude potomkov.</text:span></text:span></text:p>
        <text:h text:style-name="P26" text:outline-level="4"><text:span text:style-name="CharStyle34"><text:span text:style-name="T11"/></text:span></text:h>
        <text:h text:style-name="P28" text:outline-level="4"><text:bookmark-start text:name="bookmark19"/><text:span text:style-name="CharStyle34"><text:span text:style-name="T11">Tehotenstvo a vrhanie.</text:span></text:span><text:bookmark-end text:name="bookmark19"/></text:h>
        <text:p text:style-name="P9"><text:span text:style-name="CharStyle17"><text:span text:style-name="T11">Domáci králik po oplodení 30 dní nosí a za ten čas nevyžaduje zvláštneho opatrovania. Obyčajne na 21. deň začína si </text:span></text:span><text:span text:style-name="CharStyle17"><text:span text:style-name="T1">hniezdo</text:span></text:span><text:span text:style-name="CharStyle17"><text:span text:style-name="T11"> pripravovať. V papuli si nanosí hromádky sena a slamy do jednoho kútka klietky a usiluje si zrobiť dobré hniezdo, ktoré vyplní srsťou vytrha­nou zo svojho brucha. Toto hniezdo neslobodno rušiť, lebo potom nemá kde uložiť mláďatá a tieto pri chladnejšom počasí iste prechladnú a zhynú bez toho, že by sme to zbadali. Na 30. deň alebo o deň neskôr, rýchle vrhne jedno po druhom do hniezda slepé a nahé mláďatá, tie pooblizuje, srsťou a slamou dobre prikrýva a potom seba dá do poriadku, čo pozostáva z úpl­ného pooblizovania. Matka zožerie postedelničku. Keď to uvidí pestovateľ, nech sa neľaká, zato matka nebude mäsožravá a nezožerie svoje mláďatá, hoc i to sa niekedy stáva, keď takejto kútnici nepripravíme vlažnej vody alebo mokré­ho jedla. Veľmi rada má varené zemiaky, su­rovú repu a v lete čerstvo nasbieranú trávu.</text:span></text:span></text:p>
        <text:p text:style-name="P9"><text:span text:style-name="CharStyle17"><text:span text:style-name="T11">Po okotení asi za 6—8 hodín matka ide k hniezdu, prednými nohami odhrnie vrch hnie­zda, postaví sa nad hniezdo a </text:span></text:span><text:span text:style-name="CharStyle17"><text:span text:style-name="T1">kojí</text:span></text:span><text:span text:style-name="CharStyle17"><text:span text:style-name="T11"> mláďatá. Tieto s veľkou životnou energiou sa vrhnú na cecky a rýchle závodiac, za niekoľko okamihov sa nasýtia, potom si políhajú, matka ich opäť zakryje a toto sa denne obyčajne dvakrát opa­kuje. Čím viackrát napája matka svoje deti, tým rýchlejšie rastú, preto treba dávať matkám taký </text:span></text:span><text:span text:style-name="CharStyle17"><text:span text:style-name="T1">p</text:span></text:span><text:span text:style-name="CharStyle17"><text:span text:style-name="T11">okrm, z ktorého dorobia čím viac mlieka. Také pokrmy sú: chlieb, šupy zo zemiakov, z polievky vybrané zeleniny, oparené otruby a dobré seno.</text:span></text:span></text:p>
        <text:p text:style-name="P9"><text:span text:style-name="CharStyle17"><text:span text:style-name="T11">Ale ani matky neslobodno prekŕmiť, úplne im postačí denne 2—3-krát podávať žrádlo, hlavné je, aby dostávaly čistý a výdatný pokrm a ho aj požraly.</text:span></text:span></text:p>
        <text:p text:style-name="P9"><text:span text:style-name="CharStyle17"><text:span text:style-name="T11">V hniezde bývajúce mláďatá nevyžadujú zvláštnej opatery, tam sa pekne vyviňujú a na 10. deň z hniezda vyjdú s otvorenými očami. Vtedy už spoločne pojedávajú s matkou a za dva týždne sa s matkou v rad postavia a vesele si pochutnávajú.</text:span></text:span></text:p>
        <text:p text:style-name="P9"><text:soft-page-break/><text:span text:style-name="CharStyle17"><text:span text:style-name="T11">Teraz má prísť na rad už i obrok, ovos a iné zrná, ale keď niet iného, postačia i otruby a tieto tiež privedú rýchly vývin a rastnutie.</text:span></text:span></text:p>
        <text:p text:style-name="P9"><text:span text:style-name="CharStyle17"><text:span text:style-name="T11">Prehliadku vzrastu po okotení musíme robiť opatrne. Keď sme mláďatá spočítali a prehliadli, slabé, chybné hneď odstránime, lebo s tým po­nechaným len pomáhame. Keď za 2—3 dni oko­tilo sa nám viac matiek, mladé rozdeľme si už uvedeným spôsobom.</text:span></text:span></text:p>
        <text:p text:style-name="P9"><text:span text:style-name="CharStyle17"><text:span text:style-name="T11">Stále prezerať a hýbať hniezda nie je dobré. S tehotnou samičkou a samičkou s mladými a vôbec s králikmi zaobchádzajme jemne a pria­teľsky.</text:span></text:span></text:p>
        <text:h text:style-name="P22" text:outline-level="4"><text:span text:style-name="CharStyle34"><text:span text:style-name="T11"/></text:span></text:h>
        <text:h text:style-name="P25" text:outline-level="4"><text:bookmark-start text:name="bookmark21"/><text:span text:style-name="CharStyle34"><text:span text:style-name="T11">Ošetrovanie a kŕmenie mladých králikov.</text:span></text:span><text:bookmark-end text:name="bookmark21"/></text:h>
        <text:p text:style-name="P12"><text:span text:style-name="CharStyle17"><text:span text:style-name="T11">Šesť týždňov staré mláďatá vezmeme od matky a umiestime ich vo zvláštnej klietke, kto­rá musí byť hojne vystlatá čistou slamou. Na nové miesto preložené mláďatá treba pozorne opatrovať. V zime kŕmime ich denne dva razy a v lete tri razy. V lete okrem zeleného krmu tre­ba ich kŕmiť i zdravým senom a v zime podkrmovať zdravou </text:span></text:span><text:span text:style-name="CharStyle17"><text:span text:style-name="T12">k</text:span></text:span><text:span text:style-name="CharStyle17"><text:span text:style-name="T3">r</text:span></text:span><text:span text:style-name="CharStyle17"><text:span text:style-name="T11">mnou re</text:span></text:span><text:span text:style-name="CharStyle17"><text:span text:style-name="T12">p</text:span></text:span><text:span text:style-name="CharStyle17"><text:span text:style-name="T11">ou, mrkvou, kale­rábom a zemiakmi, ale na raz len jednakým a v takých malých dávkach, aby to zužitkovaly od jedného kŕmenia do druhého, lebo len v tom prípade nezunujú mláďatá niektoré jedlá a ostanú zdravé.</text:span></text:span></text:p>
        <text:p text:style-name="P9"><text:span text:style-name="CharStyle17"><text:span text:style-name="T11">Miesto pre dorastencov má byť bezpodmie­nečne jasné a vzdušné a čím priestrannejšie, ale na každý prípad spodok má byť dláždený, aby nemohly hrabať diery. Vrch nech je krytý, aby nezmokli, lebo v oboch prípadoch privodíme si len nesnádze. Keď niektorý králik v zemi hrabajúc zahynie a tam hnije, môže rozširovať cho­roby a zahynúť nám môžu všetky králici. Tiež keď niekoľkokrát zmoknú, prechladnú, dostanú nádchu a pľúcne choroby, a veľa z nich zahy­nie.</text:span></text:span></text:p>
        <text:p text:style-name="P9"><text:span text:style-name="CharStyle17"><text:span text:style-name="T11">Najlepšie je, keď ich dáme na čerstvý vzduch, ale </text:span></text:span><text:span text:style-name="CharStyle17"><text:span text:style-name="T1">chrániť</text:span></text:span><text:span text:style-name="CharStyle17"><text:span text:style-name="T11"> pred nebezpečenstvom. Títo králici i tak nemajú iného životného cieľa, ako rýchle rásť a tak získanie mäsa. Toto naj­istejšie a najrýchlejšie dosiahneme tak, keď do­držíme tu napísané rady čo najprísnejšie.</text:span></text:span></text:p>
        <text:p text:style-name="P9"><text:span text:style-name="CharStyle24"><text:span text:style-name="T11">Dorastenci-králici veľmi ľúbia stromové lí­stie i s vetvičkami a na</text:span></text:span><text:span text:style-name="CharStyle24"><text:span text:style-name="T1">j</text:span></text:span><text:span text:style-name="CharStyle24"><text:span text:style-name="T11">mä agátové a dubové listy i s ratolesťami, ktoré s radosťou ohlodávaj</text:span></text:span><text:span text:style-name="CharStyle24"><text:span text:style-name="T1">ú.</text:span></text:span></text:p>
        <text:p text:style-name="P9"><text:span text:style-name="CharStyle17"><text:span text:style-name="T11">Vo štvrtom mesiaci treba ich pohlavie pre­hliadnuť a roztriediť. Na nové miesto preložené mláďatá i naďalej treba opatrovať, držať v či­stote a riadne kŕmiť.</text:span></text:span></text:p>
        <text:h text:style-name="P22" text:outline-level="4"><text:span text:style-name="CharStyle34"><text:span text:style-name="T11"/></text:span></text:h>
        <text:h text:style-name="P25" text:outline-level="4"><text:bookmark-start text:name="bookmark23"/><text:span text:style-name="CharStyle34"><text:span text:style-name="T11">Triedenie králikov.</text:span></text:span><text:bookmark-end text:name="bookmark23"/></text:h>
        <text:p text:style-name="P9"><text:soft-page-break/><text:span text:style-name="CharStyle17"><text:span text:style-name="T11">Králikov vo veku 4-mesačnom musíme roztrieďovať. Triedenie robíme tak, že králikov po jednom chytíme za chrbát, prevalíme ich a pal­com a ukazováčkom pravej ruky roztvoríme pohlavný ústroj. U samca pri tejto procedúre ukáže sa pohlavná časť na 3—4 mm do výšky, a u samičky miesto tohto vypukl</text:span></text:span><text:span text:style-name="CharStyle17"><text:span text:style-name="T3">e</text:span></text:span><text:span text:style-name="CharStyle17"><text:span text:style-name="T11"> sa javí podlhovastý otvor pohlavnej časti. Takýmto celkom jednoduchým spôsobom králikov ľahko možno roztriediť a rozdeliť.</text:span></text:span></text:p>
        <text:p text:style-name="P9"><text:span text:style-name="CharStyle17"><text:span text:style-name="T11">Zvieratá rovnakého pohlavia a veku potom spolu umiestime na priestranné miesto.</text:span></text:span></text:p>
        <text:p text:style-name="P9"><text:span text:style-name="CharStyle17"><text:span text:style-name="T11">Samičky do šiestich mesiacov možno držať spolu, ale odporúča sa samcov už vo veku 4-mesačnom umiestiť do zvláštnych oddielov, lebo sa ruvú a týmto poškodzujú si srsť a tiež kožu­šinu a pestovateľovi môžu zapríčiniť veľa škôd a nepríjemností.</text:span></text:span></text:p>
        <text:p text:style-name="P9"><text:span text:style-name="CharStyle17"><text:span text:style-name="T11">Samci, vychovaní v jednotlivých oddieloch, sú pekní, silní a ich srsť a kožušina je bezchyb­ná.</text:span></text:span></text:p>
        <text:p text:style-name="P9"><text:span text:style-name="CharStyle17"><text:span text:style-name="T11">Šesťmesačné samičky buď predáme alebo umiestime vo zvláštnych oddieloch pre matky a ponecháme na plemeno.</text:span></text:span></text:p>
        <text:p text:style-name="P9"><text:span text:style-name="CharStyle17"><text:span text:style-name="T11">Vyberanie plemenných králikov sa má začať už po vrhaní. Na prvý pohľad vidí sa to divné, ale praktický pestovateľ je si toho vedo­mý. Matka prinesie na svet viac mladých a tie sú nie jednako veľké. Prvé bývajú najväčšie a ostatné menšie. Teda, keď po prvé prehliad­neme dorast a mláďatá prezreme, najväčšie si naznačíme tak, že im zarežeme do jedného ucha. Táto značka nás upozorní, aby sme vývin naznačených králikov pozorne sledovali. Podľa mojich skúseností tí najväčší králici najlepšie sa vyvíjajú nielen za cicania, ale i neskôr, teda týchto najlepšie je nechať na plemeno.</text:span></text:span></text:p>
        <text:p text:style-name="P9"><text:span text:style-name="CharStyle17"><text:span text:style-name="T11">Neskôr, keď dôjde rad na roztriedenie mla­dých králikov, týchto naznačených zvlášť umie­stime a vo veku 6-mesačnom z týchto budeme vyberať plemenné zvieratá, ktoré medzi časom neboly poškodené.</text:span></text:span></text:p>
        <text:p text:style-name="P9"><text:span text:style-name="CharStyle17"><text:span text:style-name="T11">U mladých králikov len neskôr sa javieva vada farby a tela. Skrivenie predných nôh von či dnu (niekedy len jednej nohy), je znakom choroby kostí, t. zv. rachitis. Takýto </text:span></text:span><text:span text:style-name="CharStyle17"><text:span text:style-name="T1">chybný </text:span></text:span><text:span text:style-name="CharStyle17"><text:span text:style-name="T11">králik nie je vhodný na plemeno, len na mäso. Iné vady sú, keď mladý králik dostane </text:span></text:span><text:span text:style-name="CharStyle17"><text:span text:style-name="T1">beľmo </text:span></text:span><text:span text:style-name="CharStyle17"><text:span text:style-name="T11">na jedno oko, alebo jedno či obe </text:span></text:span><text:span text:style-name="CharStyle17"><text:span text:style-name="T1">uši</text:span></text:span><text:span text:style-name="CharStyle17"><text:span text:style-name="T11"> sa mu svesia, to sa, pravda len zriedka prihodí. Dosiaľ som nezbadal iné telesné vady. Vada </text:span></text:span><text:span text:style-name="CharStyle17"><text:span text:style-name="T1">farby </text:span></text:span><text:span text:style-name="CharStyle17"><text:span text:style-name="T11">sa javí v tom, že potomok je inej farby ako ro­dičia. Takého králika na plemeno upotrebiť vô­bec nie je možné.</text:span></text:span></text:p>
        <text:p text:style-name="P9"><text:soft-page-break/><text:span text:style-name="CharStyle17"><text:span text:style-name="T11">Konečné vyberanie robíme, keď králik skon­čil 6 mesiacov svojho veku, keď plemenného králika zaradíme do nášho chovu s presným do­držiavaním hore naznačených smerníc. Taký králik dostane meno a číslo, ktoré napíšeme na klietku, v ktorej </text:span></text:span><text:span text:style-name="CharStyle24"><text:span text:style-name="T4">h</text:span></text:span><text:span text:style-name="CharStyle24"><text:span text:style-name="T11">o budeme chovať, nech už je to samec alebo samička.</text:span></text:span></text:p>
        <text:p text:style-name="P9"><text:span text:style-name="CharStyle17"><text:span text:style-name="T11">Býva zvykom, že plemenného králika </text:span></text:span><text:span text:style-name="CharStyle17"><text:span text:style-name="T1">ozna</text:span></text:span><text:span text:style-name="CharStyle17"><text:span text:style-name="T11">­</text:span></text:span><text:span text:style-name="CharStyle17"><text:span text:style-name="T1">čujú</text:span></text:span><text:span text:style-name="CharStyle17"><text:span text:style-name="T11">, a to buď vtetovujú mu do vnútornej bezsrstnej časti ucha jeho číslo, alebo mu na­vlečú očíslovaný gombík ako náušnicu do ucha, alebo podľa určitého nakresleného schematu zarežú do jeho ucha značku, ktorá značí rok a bežné číslo.</text:span></text:span></text:p>
        <text:p text:style-name="P9"><text:span text:style-name="CharStyle17"><text:span text:style-name="T11">Najlepší spôsob je </text:span></text:span><text:span text:style-name="CharStyle17"><text:span text:style-name="T1">tetovanie</text:span></text:span><text:span text:style-name="CharStyle17"><text:span text:style-name="T11">, ktoré po­zostáva z toho, že 4 ihly upevníme v španiel­skom vosku a takto zhotovenou skupinou ihál napicháme do vnútornej časti ucha číslo. Krvá­cajúcu ranu natreme v liehu rozpusteným kindrusom alebo indigom a keď táto rana sa zaho­jí, ukážu sa nám veľmi zjavné čísla, a to farby čiernej alebo modrej.</text:span></text:span></text:p>
        <text:p text:style-name="P17"><text:span text:style-name="CharStyle22"><text:span text:style-name="T11"/></text:span></text:p>
        <text:h text:style-name="P26" text:outline-level="4"><text:bookmark-start text:name="bookmark25"/><text:span text:style-name="CharStyle34"><text:span text:style-name="T11">Znovupárenie matiek a koľkokrát môžeme ročite mláďatá dochovať.</text:span></text:span><text:bookmark-end text:name="bookmark25"/></text:h>
        <text:p text:style-name="P9"><text:span text:style-name="CharStyle17"><text:span text:style-name="T11">Pri dochovávaní plemena dojné matky ne­smieme páriť zatiaľ, kým mláďatá nie s</text:span></text:span><text:span text:style-name="CharStyle17"><text:span text:style-name="T1">ú </text:span></text:span><text:span text:style-name="CharStyle17"><text:span text:style-name="T11">odlú­čené. Ešte a</text:span></text:span><text:span text:style-name="CharStyle17"><text:span text:style-name="T1">j</text:span></text:span><text:span text:style-name="CharStyle17"><text:span text:style-name="T11"> po odlúčení nechajme matky 2 týž­dne odpočívať a kŕmme ich výdatným krmivom. Takto dochovávaní potomci budú silní a veľkí.</text:span></text:span></text:p>
        <text:p text:style-name="P9"><text:span text:style-name="CharStyle17"><text:span text:style-name="T11">Párme najviac štyrikrát, keď chceme ple­menné zvieratá dochovávať; keď dochováva</text:span></text:span><text:span text:style-name="CharStyle17"><text:span text:style-name="T4">m</text:span></text:span><text:span text:style-name="CharStyle17"><text:span text:style-name="T11">e na mäso, päťkrát. Matka je 30 dní tehotná, 45 dní kojí a 15 dní odpočíva, to sú 3 mesiace. Pri takomto spôsobe, po 15-dennom odpočinku sam­ca hneď prijme a párenie bude výsledné.</text:span></text:span></text:p>
        <text:p text:style-name="P9"><text:span text:style-name="CharStyle17"><text:span text:style-name="T11">Päťkrát do roka dáme matku vrhať len v najnutnejších prípadoch a vted</text:span></text:span><text:span text:style-name="CharStyle17"><text:span text:style-name="T13">y</text:span></text:span><text:span text:style-name="CharStyle17"><text:span text:style-name="T11"> nedoprajeme matke odpočinku. Keď sú mláďatá mesačné, matku spárime a ešte 2 týždne necháme mla­dých pri nej. Keď mláďatá oddelíme, matka po dvoch týždňoch nám vrhne. Takto dostaneme päťkrát mladé a v posledných 2 zimných mesia­coch necháme matku odpočívať.</text:span></text:span></text:p>
        <text:h text:style-name="P26" text:outline-level="4"><text:span text:style-name="CharStyle34"><text:span text:style-name="T11"/></text:span></text:h>
        <text:h text:style-name="P28" text:outline-level="4"><text:bookmark-start text:name="bookmark27"/><text:span text:style-name="CharStyle34"><text:span text:style-name="T11">Opatrovanie kúpených králikov.</text:span></text:span><text:bookmark-end text:name="bookmark27"/></text:h>
        <text:p text:style-name="P9"><text:span text:style-name="CharStyle17"><text:span text:style-name="T11">Poštou alebo železnicou (len ako rýchlot</text:span></text:span><text:span text:style-name="CharStyle17"><text:span text:style-name="T1">ov</text:span></text:span><text:span text:style-name="CharStyle17"><text:span text:style-name="T11">ar posielať) došlého králika s najväčšou opatrno­sťou vybrať z klietky alebo z debny. Vyzdvihne­me ho tak, že králika pevne chytíme jednou ru­kou za kožu na chrbte za ušami a uložíme tam, kde ho chceme dočasne umiestiť. Za uši neslo­bodno chytať králika a inde nie je to zas </text:span></text:span><text:soft-page-break/><text:span text:style-name="CharStyle17"><text:span text:style-name="T11">radné, lebo bolestným škrabnutím nám odpovie, čomu sa môžeme vyhnúť ľahko, keď ho chytíme na chrbte. I najdivšieho králika odzbr</text:span></text:span><text:span text:style-name="CharStyle17"><text:span text:style-name="T1">oj</text:span></text:span><text:span text:style-name="CharStyle17"><text:span text:style-name="T11">íme, keď ho chytíme za chrbát a aj on tým najmenej trpí.</text:span></text:span></text:p>
        <text:p text:style-name="P9"><text:span text:style-name="CharStyle17"><text:span text:style-name="T11">Miesto, kde uložíme králika, má byť debna, dobre opatrená stelivom, aby sa zviera v nej dobre cítilo. Za prvý pokrm podajme zvieraťu čisté seno alebo v</text:span></text:span><text:span text:style-name="CharStyle17"><text:span text:style-name="T1">oj</text:span></text:span><text:span text:style-name="CharStyle17"><text:span text:style-name="T11">tešku (lucerku) a ako dlaň veľký kus repy. Keby táto nebola po ruke, dob­rý je i kaleráb, kapusta, mrkva alebo petržlen. Slovom, čo hasí smäd.</text:span></text:span></text:p>
        <text:p text:style-name="P9"><text:span text:style-name="CharStyle17"><text:span text:style-name="T11">Nového králika najlepšie je držať oddelene od ostatných na odľahlom mieste vyše 8 dní a po­zorovať ho. U králikov sú nákazlivé c</text:span></text:span><text:span text:style-name="CharStyle17"><text:span text:style-name="T1">ho</text:span></text:span><text:span text:style-name="CharStyle17"><text:span text:style-name="T11">­</text:span></text:span><text:span text:style-name="CharStyle17"><text:span text:style-name="T1">roby</text:span></text:span><text:span text:style-name="CharStyle17"><text:span text:style-name="T11"> zriedkavejš</text:span></text:span><text:span text:style-name="CharStyle17"><text:span text:style-name="T14">ie</text:span></text:span><text:span text:style-name="CharStyle17"><text:span text:style-name="T11"> ako u hydiny, ale opatrnosť nikdy škodiť nemôže, a odporúčame to v kaž­dom prípade dodržať.</text:span></text:span></text:p>
        <text:p text:style-name="P9"><text:span text:style-name="CharStyle17"><text:span text:style-name="T11">Po uplynutí 8 dní môžeme králika umiestiť na jeho riadne miesto a na pestovanie upotrebiť.</text:span></text:span></text:p>
        <text:p text:style-name="P9"><text:span text:style-name="CharStyle17"><text:span text:style-name="T11">Často sa prihodí, že králik na novom mieste nechce prijať pokrm. V takomto prípade je zvie­ra buď choré, alebo nepozná predložený krm. Preto odporúčam hore spomenuté krmivá, lebo tieto skoro každý pestovateľ podáva svojim zvieratám.</text:span></text:span></text:p>
        <text:p text:style-name="P9"><text:span text:style-name="CharStyle17"><text:span text:style-name="T11">Dobre je, keď predávateľ vopred upozorní kupujúceho, čím kŕmieva svojich králikov a tak môžme sa vyhnúť mnohým nepríjemnostiam, ktoré vznikajú z náhlej zmeny krmu. Potom ne­skoršie môžme postupne privykať králika na jedlá, ktoré uznávame za dobré.</text:span></text:span></text:p>
        <text:p text:style-name="P9"><text:span text:style-name="CharStyle17"><text:span text:style-name="T11">S novým králikom zaobchádzajme pokojne a pekne, aby nezdivočel a divý zas aby sa pre­menil na krotkého.</text:span></text:span></text:p>
        <text:p text:style-name="P9"><text:span text:style-name="CharStyle17"><text:span text:style-name="T11">Na mnohých miestach býva zvykom, že krá­likov a</text:span></text:span><text:span text:style-name="CharStyle17"><text:span text:style-name="T14">j</text:span></text:span><text:span text:style-name="CharStyle17"><text:span text:style-name="T11"> napájajú a preto nech si to predavateľ považuje za povinnosť kupujúcemu oznámiť, lebo na vodu privyknutý králik môže aj zahy­núť od veľkého smädu.</text:span></text:span></text:p>
        <text:p text:style-name="P17"><text:span text:style-name="CharStyle36"><text:span text:style-name="T11"/></text:span></text:p>
        <text:p text:style-name="P20"><text:span text:style-name="CharStyle32"><text:span text:style-name="T11">Choroby králikov </text:span></text:span><text:span text:style-name="CharStyle32"><text:span text:style-name="T1">a</text:span></text:span><text:span text:style-name="CharStyle32"><text:span text:style-name="T11"> ich liečenie.</text:span></text:span></text:p>
        <text:p text:style-name="P9"><text:span text:style-name="CharStyle17"><text:span text:style-name="T11">Choroby chytľavé, epidemické zjavia sa u králikov len veľmi zriedka. Najviac im uškodí zlý chov a nesprávne umiestenie. Mokré, hranatelé, tmavé maštale a plesnivé pokrmy zapríči­ňujú choroby. Pestovateľ teda nech dobre opat­ruje svoje zvieratá.</text:span></text:span></text:p>
        <text:p text:style-name="P9"><text:span text:style-name="CharStyle17"><text:span text:style-name="T11">Len tie choroby skúsme liečiť, ktoré rozozná­me a vieme liečiť. Skúšanie a hmatanie nemá význam. Veľmi choré zvieratá liečiť sa ani nevy­platí, tie najrýchlejšie uzdraví nôž. Nadovšetko odporúčam zarezanie, keď je choroba nákazlivá. Týmto </text:span></text:span><text:soft-page-break/><text:span text:style-name="CharStyle17"><text:span text:style-name="T11">zabránime šíreniu sa choroby, ale záro­veň nezabúdajme na dezinfekciu, lebo bez tejto choroba sa ďalej šíri. Vybielenie roztokom karbólovým, lyzoformovým alebo sublimátovým zabije bacily.</text:span></text:span></text:p>
        <text:p text:style-name="P9"><text:span text:style-name="CharStyle24"><text:span text:style-name="T11">Nádchu poznáme dvojakú, a to dobrú a zlo­myseľnú. Prvá nie je nebezpečná, to je následok prechladnutia, totiž chladného vzduchu, nie je nákazlivá a ľahko sa lieči. Hojná podstielka, senový </text:span></text:span><text:span text:style-name="CharStyle17"><text:span text:style-name="T5">p</text:span></text:span><text:span text:style-name="CharStyle17"><text:span text:style-name="T11">okrm a umiestenie na chránenom mie­ste n</text:span></text:span><text:span text:style-name="CharStyle17"><text:span text:style-name="T1">aj</text:span></text:span><text:span text:style-name="CharStyle17"><text:span text:style-name="T11">rýchlejšie lieči túto chorobu. Nakoľko by náprava pri tomto opatrovaní neprišla o niekoľ­ko dní, ba stupňovala by sa, tak je to choroba zlomyseľná a j</text:span></text:span><text:span text:style-name="CharStyle17"><text:span text:style-name="T1">ej</text:span></text:span><text:span text:style-name="CharStyle17"><text:span text:style-name="T11"> liečenie je dosiaľ neznáme. Ta­kéto zviera zarežme hneď a jeho mäso upotrebme.</text:span></text:span></text:p>
        <text:p text:style-name="P9"><text:span text:style-name="CharStyle24"><text:span text:style-name="T11">Očný zápal dostanú králici pravidelne v tma­vých a špinavých maštaliach. Choroba vyžadu­je, aby sme králikov preložili na miesto, kde je čistý vzduch, a oči máme umývať vlažným ča­jom z harmančeku (kamilky). Pri takomto opatrovaní o pár dní sa nám dostaví zlepšenie.</text:span></text:span></text:p>
        <text:p text:style-name="P9"><text:span text:style-name="CharStyle24"><text:span text:style-name="T11">Slinenie </text:span></text:span><text:span text:style-name="CharStyle17"><text:span text:style-name="T1">j</text:span></text:span><text:span text:style-name="CharStyle17"><text:span text:style-name="T11">e obyčajne choroba mladých králi­kov, a to buď od hojného zeleného krmiva, alebo je to následok nečistých maštál. Liečenie je veľ­mi jednoduché. Hneď prejdeme na kŕmenie su­chým krmivom, chlievik v čistote držíme a ústa králika tri razy denne namáčame roztokom bie­leho liadku (kamenca), a tiež tým roztokom treba ústa vymývať.</text:span></text:span></text:p>
        <text:p text:style-name="P9"><text:span text:style-name="CharStyle24"><text:span text:style-name="T11">Zdutie je následok prehojného kŕmenia zele­nou potravou, najmä mladou zelenou ďatelinou. Znakom je zduté telo, ktoré zapríčiňuje veľkú bolesť a ťažké dýchanie. Keď je choroba silná, zviera zakrátko skončí, lebo mu črevá prasknú. Keď chorobu včas zbadáme, dá sa liečiť tým, že do jednej lyžičky vody zamiešame pol lyžice sódabikarbóny a to podáme chorému na užitie.</text:span></text:span></text:p>
        <text:p text:style-name="P9"><text:span text:style-name="CharStyle24"><text:span text:style-name="T11">Behačka je následok mrazom uštipnutej alebo zmrznutej zelenej potravy, môže to byť tiež ná­sledok hojného krmu cibuľovitého a šalátového. Príznaky tejto choroby sú, že výkal je mäkký, kašovitý a veľmi slintavý. V takomto prípade držme králikov len na teplom mieste a kŕmme ich len suchým krmivom.</text:span></text:span></text:p>
        <text:p text:style-name="P9"><text:span text:style-name="CharStyle24"><text:span text:style-name="T11">Na zapečenie trpia tí králici, ktorých živíme výlučne suchým krmivom. Odstránenie výkalu podarí sa zvieraťu len pri veľkom slinení, ktoré zapríčiňuje bolesť. Jedna lyžica ricínového oleja odstráni chorobu.</text:span></text:span></text:p>
        <text:p text:style-name="P9"><text:span text:style-name="CharStyle24"><text:span text:style-name="T11">Slintavka. Choroba sa končí smrťou, keď ju nezbadáme zavčasu. Choré zviera za deň po ochorení nežerie, je smutné a utiahne sa. Podľa toho ochorenie ľahko zbadáme. Len čo to zba­dáme, zviera chytíme a zistíme, či od vyteče­ných slín nemá </text:span></text:span><text:soft-page-break/><text:span text:style-name="CharStyle24"><text:span text:style-name="T11">srsť okolo a pod ústami zaleptenú a mokrú. Takýto králik nemôže jesť od bo</text:span></text:span><text:span text:style-name="CharStyle17"><text:span text:style-name="T11">lesti a preto hynie hladom. Aby sme tomuto predišli, okamžite mu umyjeme ústa roztokom liadku a za jednu-dve lyžičky z tohto roztoku dáme zvieraťu prehltnúť. Od tohto dostane hlad a začne jesť. Príčina tejto choroby je zväčša v tom, že zviera bolo pre</text:span></text:span><text:span text:style-name="CharStyle17"><text:span text:style-name="T14">k</text:span></text:span><text:span text:style-name="CharStyle17"><text:span text:style-name="T5">ŕ</text:span></text:span><text:span text:style-name="CharStyle17"><text:span text:style-name="T11">mené zeleným krmom, od toho dostalo čemer a žalúdočný katar, vlast­ne kat</text:span></text:span><text:span text:style-name="CharStyle17"><text:span text:style-name="T1">a</text:span></text:span><text:span text:style-name="CharStyle17"><text:span text:style-name="T11">r zažívacích ústrojov. Liečenie býva rýchle a výsledné, keď sme chorobu zavčas zbadali a hneď liečili. Chorých okamžite oddelíme od ostatných, nedostanú nijakého zeleného krmi­va a dáme im len ovos a seno. Okolie úst a vnú­trajšok úst dobre vymyjeme liadkovým rozto­kom a ráno a popoludní, teda dva razy denne, ich napojíme 1—1 lyžičkou liadkového roztoku. Niektorí pestovatelia nenapájajú týmto rozto­kom králikov, ale 4% roztokom kyseliny chlórovej namáčajú ústa chorého denne 4</text:span></text:span><text:span text:style-name="CharStyle17"><text:span text:style-name="T1">—</text:span></text:span><text:span text:style-name="CharStyle17"><text:span text:style-name="T11">5 ráz na niekoľko sekúnd a náprava sa javí pravidelne za 1—2 dni. Zviera treba izolovať a preložiť na suché miesto. Klietku, rebrík na seno a taktiež hrantíky treba tiež dezinfikovať, na čo sa vý­borne hodí 5% roztok kreolínový.</text:span></text:span></text:p>
        <text:p text:style-name="P20"><text:span text:style-name="CharStyle32"><text:span text:style-name="T11"/></text:span></text:p>
        <text:p text:style-name="P21"><text:span text:style-name="CharStyle32"><text:span text:style-name="T11">Vykrmovanie a zarezávanie králikov.</text:span></text:span></text:p>
        <text:p text:style-name="P9"><text:span text:style-name="CharStyle17"><text:span text:style-name="T11">Kto si navykol jesť mäso kŕmeného dobytka alebo dobre chovanej hydiny, tomu nebude veľ­mi chutnať mäso s paše zahnaného nekŕmeného dobytka alebo t. zv. hladnej hydiny, lebo vieme, že spôsob kŕmenia má veľký vplyv na chuť mäsa.</text:span></text:span></text:p>
        <text:p text:style-name="P9"><text:span text:style-name="CharStyle17"><text:span text:style-name="T11">Tak je to i s mäsom králika. Keď sme králi­ka chovali na kosenej tráve alebo z odpadkov krmu dobytka v maštali, kde len živoril, bude</text:span></text:span><text:span text:style-name="CharStyle22"><text:span text:style-name="T11"> </text:span></text:span><text:span text:style-name="CharStyle17"><text:span text:style-name="T11">mať mäso iste menej chutné a menej cenné ako králik, ktorý bol dva týždne chovaný na jač­mennom šrote, zemiakoch, otrubách a pod.</text:span></text:span></text:p>
        <text:p text:style-name="P9"><text:span text:style-name="CharStyle17"><text:span text:style-name="T11">Aby sme králikov kŕmili ako hydinu, o tom nemôže byť ani reči; tu je len to dôležité, aby králik, ktorého chceme na mäso, 10—12 týž­dňov intenzívnejšie bol chovaný.</text:span></text:span></text:p>
        <text:p text:style-name="P9"><text:span text:style-name="CharStyle17"><text:span text:style-name="T11">Pestovateľ, ktorý svoje zvieratá od mladi riadne kŕmi výdatným krmivom, môže odhliadnuť od toho kŕmenia.</text:span></text:span></text:p>
        <text:p text:style-name="P9"><text:span text:style-name="CharStyle17"><text:span text:style-name="T11">Kŕmením chceme dosiahnuť, aby zvieratá, chované len na zelenom krme, pribraly na váhe a ich mäso zjemnelo.</text:span></text:span></text:p>
        <text:p text:style-name="P9"><text:span text:style-name="CharStyle17"><text:span text:style-name="T11">Belgických obrov a strieborných králikov môžeme zarezať už 4-mesačných, ale najlepšie pochodíme, keď nezodpovedajúce samičky a nadpočetných samcov zarežeme len v 7. mesiaci. Od tohto veku už nechovajme ďalej, lebo hmota prírastku </text:span></text:span><text:soft-page-break/><text:span text:style-name="CharStyle17"><text:span text:style-name="T11">na váhe nezodpovie hodnote spotrebo­vaného krmiva.</text:span></text:span></text:p>
        <text:p text:style-name="P9"><text:span text:style-name="CharStyle17"><text:span text:style-name="T11">Podľa mojej skúsenosti a presného merania 4-mesačný belgický obor váži (čisté mäso bez vnútorností jatier a pľúc) </text:span></text:span><text:span text:style-name="CharStyle17"><text:span text:style-name="T14">1 1/</text:span></text:span><text:span text:style-name="CharStyle17"><text:span text:style-name="T1">4</text:span></text:span><text:span text:style-name="CharStyle17"><text:span text:style-name="T11"> kg, 5-mesačný </text:span></text:span><text:span text:style-name="CharStyle17"><text:span text:style-name="T14">1 3/</text:span></text:span><text:span text:style-name="CharStyle17"><text:span text:style-name="T1">4</text:span></text:span><text:span text:style-name="CharStyle17"><text:span text:style-name="T11"> kg, 6-mesačný 2 kg, 7-mesačný 2</text:span></text:span><text:span text:style-name="CharStyle17"><text:span text:style-name="T1"> </text:span></text:span><text:span text:style-name="CharStyle17"><text:span text:style-name="T5">1/2</text:span></text:span><text:span text:style-name="CharStyle17"><text:span text:style-name="T11"> kg a 8-mesačný </text:span></text:span><text:span text:style-name="CharStyle17"><text:span text:style-name="T5">2 3/4</text:span></text:span><text:span text:style-name="CharStyle17"><text:span text:style-name="T11"> kg.</text:span></text:span></text:p>
        <text:p text:style-name="P9"><text:span text:style-name="CharStyle17"><text:span text:style-name="T11">Králika podľa starého zvyku </text:span></text:span><text:span text:style-name="CharStyle17"><text:span text:style-name="T1">udierajú do</text:span></text:span><text:span text:style-name="CharStyle17"><text:span text:style-name="T11"> </text:span></text:span><text:span text:style-name="CharStyle17"><text:span text:style-name="T1">tyla</text:span></text:span><text:span text:style-name="CharStyle17"><text:span text:style-name="T11">, aby ho zabili. Ale to nie je zabíja­nie, len týranie, lebo králik sa len omráči a zdá sa byť mŕtvym, ale žije, čo tep srdca dokazuje. Áno, ale najviac ľudí, keď vidia, že králik je mŕtvy, povesia ho za zadné nohy na klinec a začnú ho drať, na to sa často zviera preberie, shodí sa s klincov a napolo odrané behá. To je najväčší stupeň barbarizmu, aký si len predstavova</text:span></text:span><text:span text:style-name="CharStyle17"><text:span text:style-name="T5">ť</text:span></text:span><text:span text:style-name="CharStyle17"><text:span text:style-name="T11"> možno. Práve taká ukrutnosť je zabávať sa na behaní napolo zarezaného kuraťa.</text:span></text:span></text:p>
        <text:p text:style-name="P9"><text:span text:style-name="CharStyle17"><text:span text:style-name="T11">Kto je tohto schopný, nepovažujem ho za normálneho človeka. Videl som takéto týranie, keď môj opatrovateľ králikov takto narábal s králikom. Ale bol to prvý a posledný takýto prípad, lebo som došiel na to, že králika možno ľahko a rýchle usmrtiť len zarezaním a dokrvácaním.</text:span></text:span></text:p>
        <text:p text:style-name="P9"><text:span text:style-name="CharStyle17"><text:span text:style-name="T11">Tento spôsob podľa mojej skúsenosti je: Zadné nohy králika dobre poviažeme pevným motúzom a povesíme na hákový klinec. Keď králik visí, uchopíme ho ľavou rukou za uši a pravou rukou hneď pod čelusťou (škraňou) ostrým nožom, silným a rýchlym rezom prere­žeme nazad ohnutý krk až po krčné obrat</text:span></text:span><text:span text:style-name="CharStyle17"><text:span text:style-name="T14">l</text:span></text:span><text:span text:style-name="CharStyle17"><text:span text:style-name="T11">e.</text:span></text:span></text:p>
        <text:p text:style-name="P9"><text:span text:style-name="CharStyle17"><text:span text:style-name="T11">Krvné cievy, hrtan, hltan, slovom všetky orgány, ktoré srdce a mozog spájajú, sú preru­šené, králik za 20—30 sekúnd bez bolesti je usmrtený, čo dokazuje, že srdce prestane pracovať.</text:span></text:span></text:p>
        <text:p text:style-name="P9"><text:span text:style-name="CharStyle17"><text:span text:style-name="T1">Krv</text:span></text:span><text:span text:style-name="CharStyle17"><text:span text:style-name="T11"> môžeme tiež chytiť, smažená je práve tak dobrá ako husia. Dranie môžeme hneď začať. Najprv rozrežeme kožu na zadných no­hách, potom na bruchu, skrz, a keď je koža svlečená, čo za tepla ide veľmi rýchle, </text:span></text:span><text:span text:style-name="CharStyle17"><text:span text:style-name="T1">pri</text:span></text:span><text:span text:style-name="CharStyle17"><text:span text:style-name="T11">­</text:span></text:span><text:span text:style-name="CharStyle17"><text:span text:style-name="T1">klincujeme</text:span></text:span><text:span text:style-name="CharStyle17"><text:span text:style-name="T11"> ju na dosku, a to srsťou k doske.</text:span></text:span></text:p>
        <text:p text:style-name="P9"><text:span text:style-name="CharStyle17"><text:span text:style-name="T11">Vysušené kože dobre nanaftalínujeme, složíme jednu na druhú, a to kožou na kožu a srsťou na srsť a tak ich sbierame, kým ich neodovzdáme kožušníkovi na vypracovanie.</text:span></text:span></text:p>
        <text:p text:style-name="P9"><text:span text:style-name="CharStyle17"><text:span text:style-name="T11">Nevypracované kožušiny kožušníci kupujú v balíkoch po 12 kusov. Ich cena sa mení podľa veľkosti, čistoty farby a podľa peknosti srsti.</text:span></text:span></text:p>
        <text:p text:style-name="P17"><text:span text:style-name="CharStyle22"><text:span text:style-name="T11"/></text:span></text:p>
        <text:h text:style-name="P22" text:outline-level="4"><text:bookmark-start text:name="bookmark29"/><text:span text:style-name="CharStyle34"><text:span text:style-name="T11">Výživná hodnota králičieho mäsa.</text:span></text:span><text:bookmark-end text:name="bookmark29"/></text:h>
        <text:p text:style-name="P9"><text:span text:style-name="CharStyle17"><text:span text:style-name="T11">Ľudský organizmus potrebuje tieto výživné látk</text:span></text:span><text:span text:style-name="CharStyle17"><text:span text:style-name="T1">y</text:span></text:span><text:span text:style-name="CharStyle17"><text:span text:style-name="T11">:</text:span></text:span></text:p>
        <text:p text:style-name="P10"><text:soft-page-break/><text:span text:style-name="CharStyle17"><text:span text:style-name="T11">1. Bielkoviny, lebo i ľudské telo pozostáva z takýchto látok. Stále potrebujeme na nové tvorenie a čiastočne na udržiavanie nášho orga­nizmu ešte:</text:span></text:span></text:p>
        <text:p text:style-name="P11"><text:span text:style-name="CharStyle17"><text:span text:style-name="T11">2. tuky,</text:span></text:span></text:p>
        <text:p text:style-name="P11"><text:span text:style-name="CharStyle17"><text:span text:style-name="T11">3. uhlohydráty,</text:span></text:span></text:p>
        <text:p text:style-name="P11"><text:span text:style-name="CharStyle17"><text:span text:style-name="T11">4. vodu a</text:span></text:span></text:p>
        <text:p text:style-name="P11"><text:span text:style-name="CharStyle17"><text:span text:style-name="T11">5. rozličné soli.</text:span></text:span></text:p>
        <text:p text:style-name="P9"><text:span text:style-name="CharStyle17"><text:span text:style-name="T11">Pozrime sa, koľko je </text:span></text:span><text:span text:style-name="CharStyle17"><text:span text:style-name="T1">bielkovín</text:span></text:span><text:span text:style-name="CharStyle17"><text:span text:style-name="T11"> v 100 gramoch rozličného mäsa:</text:span></text:span></text:p>
        <text:p text:style-name="P29"><text:span text:style-name="CharStyle39"><text:span text:style-name="T11">100 </text:span></text:span><text:span text:style-name="CharStyle40"><text:span text:style-name="T6">g</text:span></text:span><text:span text:style-name="CharStyle39"><text:span text:style-name="T11"> mäsa </text:span></text:span><text:span text:style-name="CharStyle39"><text:span text:style-name="T1">z</text:span></text:span><text:span text:style-name="CharStyle39"><text:span text:style-name="T11"> chudého dobytka 20 g</text:span></text:span></text:p>
        <text:p text:style-name="P29"><text:span text:style-name="CharStyle39"><text:span text:style-name="T11">100 </text:span></text:span><text:span text:style-name="CharStyle39"><text:span text:style-name="T15">g</text:span></text:span><text:span text:style-name="CharStyle39"><text:span text:style-name="T11"> mäsa z kŕmeného dobytka 17 </text:span></text:span><text:span text:style-name="CharStyle40"><text:span text:style-name="T1">g</text:span></text:span></text:p>
        <text:p text:style-name="P29"><text:span text:style-name="CharStyle39"><text:span text:style-name="T11">100 </text:span></text:span><text:span text:style-name="CharStyle40"><text:span text:style-name="T1">g</text:span></text:span><text:span text:style-name="CharStyle39"><text:span text:style-name="T11"> mäsa z nekŕmeného brav</text:span></text:span><text:span text:style-name="CharStyle39"><text:span text:style-name="T1">č</text:span></text:span><text:span text:style-name="CharStyle39"><text:span text:style-name="T11">. </text:span></text:span><text:span text:style-name="CharStyle39"><text:span text:style-name="T15">2</text:span></text:span><text:span text:style-name="CharStyle39"><text:span text:style-name="T11">0 g</text:span></text:span></text:p>
        <text:p text:style-name="P29"><text:span text:style-name="CharStyle39"><text:span text:style-name="T11">100 </text:span></text:span><text:span text:style-name="CharStyle40"><text:span text:style-name="T1">g</text:span></text:span><text:span text:style-name="CharStyle39"><text:span text:style-name="T11"> mäsa chudé teľacie 18 g</text:span></text:span></text:p>
        <text:p text:style-name="P29"><text:span text:style-name="CharStyle39"><text:span text:style-name="T11">100 </text:span></text:span><text:span text:style-name="CharStyle39"><text:span text:style-name="T1">g</text:span></text:span><text:span text:style-name="CharStyle39"><text:span text:style-name="T11"> mäsa konského 22 </text:span></text:span><text:span text:style-name="CharStyle39"><text:span text:style-name="T1">g</text:span></text:span></text:p>
        <text:p text:style-name="P29"><text:span text:style-name="CharStyle39"><text:span text:style-name="T11">100 g mäsa z hydiny 23 g</text:span></text:span></text:p>
        <text:p text:style-name="P29"><text:span text:style-name="CharStyle39"><text:span text:style-name="T11">100 g mäsa z kr</text:span></text:span><text:span text:style-name="CharStyle39"><text:span text:style-name="T15">áli</text:span></text:span><text:span text:style-name="CharStyle39"><text:span text:style-name="T11">ko</text:span></text:span><text:span text:style-name="CharStyle39"><text:span text:style-name="T1">v </text:span></text:span><text:span text:style-name="CharStyle39"><text:span text:style-name="T11">23 g</text:span></text:span></text:p>
        <text:p text:style-name="P9"><text:span text:style-name="CharStyle17"><text:span text:style-name="T11">Medzi ľahko stráviteľné mäsá patria t. zv. </text:span></text:span><text:span text:style-name="CharStyle17"><text:span text:style-name="T1">biele</text:span></text:span><text:span text:style-name="CharStyle17"><text:span text:style-name="T11"> mäsá, to jest, teľacie, kuracie, holubičie a králičie mäso.</text:span></text:span></text:p>
        <text:p text:style-name="P9"><text:span text:style-name="CharStyle17"><text:span text:style-name="T11">Vidíme teda, že n</text:span></text:span><text:span text:style-name="CharStyle17"><text:span text:style-name="T1">aj</text:span></text:span><text:span text:style-name="CharStyle17"><text:span text:style-name="T11">výživnejšie mäsá sú z hy­diny a králika. Isté je, že i hydinu musíme dochovávať, najmä aby sme mali vajcia, ale isté je aj to, že králičie mäso možno dorobiť rýchlej­šie, lacnejšie a ľahšie, a popri tom je výživnejšie a chutnejšie, ba i čistejšie, veď králik mimo rastlinných potravín iné neprijíma, ale hydina všetko.</text:span></text:span></text:p>
        <text:p text:style-name="P9"><text:span text:style-name="CharStyle17"><text:span text:style-name="T11">Chuť králičieho mäsa sa ponáša na chuť hy­diny a podobá sa čerstvému mladému teľacie­mu. Nemá zvláštnej príchuti, ani nezapácha, pravda, len keď ho chováme v čistej klietke,</text:span></text:span><text:span text:style-name="CharStyle42"><text:span text:style-name="T1"> </text:span></text:span><text:span text:style-name="CharStyle17"><text:span text:style-name="T11">a to na slobode alebo v maštali a tak nemôže sa stýkať s hnojom, hnojnicou a inými páchnucimi špinami.</text:span></text:span></text:p>
        <text:p text:style-name="P9"><text:span text:style-name="CharStyle17"><text:span text:style-name="T11">Kto raz ochutná dobre pripravené králičie mäso, veľmi si ho obľúbi a jeho požívanie ne­zanechá.</text:span></text:span></text:p>
        <text:p text:style-name="P20"><text:span text:style-name="CharStyle32"><text:span text:style-name="T11"/></text:span></text:p>
        <text:p text:style-name="P21"><text:span text:style-name="CharStyle32"><text:span text:style-name="T11">Upotrebenie králičieho mäsa v kuchyni.</text:span></text:span></text:p>
        <text:p text:style-name="P9"><text:span text:style-name="CharStyle17"><text:span text:style-name="T11">Málo je tých, ktor</text:span></text:span><text:span text:style-name="CharStyle17"><text:span text:style-name="T1">í</text:span></text:span><text:span text:style-name="CharStyle17"><text:span text:style-name="T11"> králičie mäso vedia do­bre a chutne pripraviť. Preto tu podávam pred­pisy (recepty) prípravy niektorých takých je­dál, ktoré možno ľahko a lacno pripraviť. Ide mi najmä o lacnotu, veď keby príprava králičieho mäsa viac stála ako mäso — ako som to bol vi­del v jednej kuchárskej knihe, — vtedy by otáz­ka chov</text:span></text:span><text:span text:style-name="CharStyle17"><text:span text:style-name="T1">u</text:span></text:span><text:span text:style-name="CharStyle17"><text:span text:style-name="T11"> králikov nemohla byť vážna.</text:span></text:span></text:p>
        <text:h text:style-name="P22" text:outline-level="4"><text:soft-page-break/><text:span text:style-name="CharStyle34"><text:span text:style-name="T11"/></text:span></text:h>
        <text:h text:style-name="P25" text:outline-level="4"><text:bookmark-start text:name="bookmark31"/><text:span text:style-name="CharStyle34"><text:span text:style-name="T11">Polievka z králičieho mäsa.</text:span></text:span><text:bookmark-end text:name="bookmark31"/></text:h>
        <text:p text:style-name="P9"><text:span text:style-name="CharStyle17"><text:span text:style-name="T11">Pekne očistené a umyté králičie mäso roz­drobíme a všetky časti mimo pečene (jatier) v studenej vode dáme variť. Keď voda navrela, peny soberieme a práve tak ako hovädziu po­lievku, zeleninami a korením okoreníme a osolí­me. Keď je mäso uvarené, ocedíme ho a do po­lievky podľa ľúbosti zavaríme cesto a pečeňové (jatrové) knedle. Mäso podávame hneď s rajčiakovou alebo cesnakovou omáčkou a zemiak­mi.</text:span></text:span></text:p>
        <text:p text:style-name="P13"><text:span text:style-name="CharStyle17"><text:span text:style-name="T11"/></text:span></text:p>
        <text:h text:style-name="P22" text:outline-level="4"><text:bookmark-start text:name="bookmark33"/><text:span text:style-name="CharStyle34"><text:span text:style-name="T11">Králičia zapraže</text:span></text:span><text:span text:style-name="CharStyle34"><text:span text:style-name="T1">n</text:span></text:span><text:span text:style-name="CharStyle34"><text:span text:style-name="T11">á polievka.</text:span></text:span><text:bookmark-end text:name="bookmark33"/></text:h>
        <text:p text:style-name="P9"><text:span text:style-name="CharStyle17"><text:span text:style-name="T11">Z dobre očisteného a umytého králika mäsité časti nožom poodrezujeme a mäso odložíme, aby sme z neho paprikáš alebo sekané zrobili. Obrané kosti aj s hlavou vložíme do hrnca, dáme navrieť a okoreníme. Keď je to uvarené, zrobíme jasnohnedú zápražku z lyžičky múky a masti a polievku zapražíme, potom ju ocedíme, zavarí­me do nej hneď pečeňové (jatrové) alebo krupičné knedle, tiež poodrezujeme mäso s kostí a vylúpneme mozog z hlavy a to všetko vložíme do polievky. Možno tiež zvlášť v čistej vode uvariť ryžu alebo krúpy, keď sa to uvarilo, s jedným vajíčkom a dvoma lyžicami smotánky to dobre premiešame a krátko pred servírovaním na to čistú precedenú vrelú polievku nale­jeme, pri čom to stále miešame, aby sa vajíčko ne</text:span></text:span><text:span text:style-name="CharStyle17"><text:span text:style-name="T1">s</text:span></text:span><text:span text:style-name="CharStyle17"><text:span text:style-name="T11">razilo.</text:span></text:span></text:p>
        <text:h text:style-name="P22" text:outline-level="4"><text:span text:style-name="CharStyle34"><text:span text:style-name="T11"/></text:span></text:h>
        <text:h text:style-name="P25" text:outline-level="4"><text:bookmark-start text:name="bookmark35"/><text:span text:style-name="CharStyle34"><text:span text:style-name="T11">Králičí paprikáš (p</text:span></text:span><text:span text:style-name="CharStyle34"><text:span text:style-name="T10">ö</text:span></text:span><text:span text:style-name="CharStyle34"><text:span text:style-name="T11">rk</text:span></text:span><text:span text:style-name="CharStyle34"><text:span text:style-name="T10">ö</text:span></text:span><text:span text:style-name="CharStyle34"><text:span text:style-name="T11">lt).</text:span></text:span><text:bookmark-end text:name="bookmark35"/></text:h>
        <text:p text:style-name="P9"><text:span text:style-name="CharStyle17"><text:span text:style-name="T11">Mäso, obran</text:span></text:span><text:span text:style-name="CharStyle17"><text:span text:style-name="T6">é</text:span></text:span><text:span text:style-name="CharStyle17"><text:span text:style-name="T11"> s kostí, rozdrobíme a položíme do vody. Do jedného randlíka dáme na lyžicu masti, do tej jednu rozdrobenú cibuľu a nechá­me ju na žlto upražiť, potom tam vložíme na špičku noža červenej papriky a vložíme tiež umyté mäso, osolíme, lyžicou vody to rozriedi­me, prikryjeme, aby sa to parilo, práve tak ako </text:span></text:span><text:span text:style-name="CharStyle17"><text:span text:style-name="T6">i</text:span></text:span><text:span text:style-name="CharStyle17"><text:span text:style-name="T11"> iné paprikáše. Keď máme zelenej papriky a rajčiak, i to môžeme vložiť na parenie k mäsu, čím dostane mäso výbornú chuť.</text:span></text:span></text:p>
        <text:p text:style-name="P9"><text:span text:style-name="CharStyle17"><text:span text:style-name="T11">K paprikášu môžeme podať ako príkrm ze­miakové pyré, halušky, kyslé uhorky, červenú repu (cviklu), parenú alebo varenú kapustu.</text:span></text:span></text:p>
        <text:h text:style-name="P22" text:outline-level="4"><text:span text:style-name="CharStyle34"><text:span text:style-name="T11"/></text:span></text:h>
        <text:h text:style-name="P25" text:outline-level="4"><text:bookmark-start text:name="bookmark37"/><text:span text:style-name="CharStyle34"><text:span text:style-name="T11">Sekané králičie mäso (</text:span></text:span><text:span text:style-name="CharStyle34"><text:span text:style-name="T1">fa</text:span></text:span><text:span text:style-name="CharStyle34"><text:span text:style-name="T11">šírované).</text:span></text:span><text:bookmark-end text:name="bookmark37"/></text:h>
        <text:p text:style-name="P9"><text:span text:style-name="CharStyle17"><text:span text:style-name="T11">S kostí obrané králičie mäso smiešame s tlstým mäsom bravčovým, a to asi s </text:span></text:span><text:soft-page-break/><text:span text:style-name="CharStyle17"><text:span text:style-name="T11">takým množstvom, koľko je králičieho. Možno to </text:span></text:span><text:span text:style-name="CharStyle17"><text:span text:style-name="T1">pr</text:span></text:span><text:span text:style-name="CharStyle17"><text:span text:style-name="T11">ipraviť i z čistého králičieho mäsa, ale pokrm s pridaním tučného mäsa bravčového, bude šťavnatejší, chutnejší a mastnejší. Takto smiešané mäs</text:span></text:span><text:span text:style-name="CharStyle17"><text:span text:style-name="T6">á</text:span></text:span><text:span text:style-name="CharStyle17"><text:span text:style-name="T11"> premelieme na fašírovacom stroji. Keď ho nemáme, posekáme a tieto sekance, kto­ré vážia asi 1 k</text:span></text:span><text:span text:style-name="CharStyle17"><text:span text:style-name="T1">g</text:span></text:span><text:span text:style-name="CharStyle17"><text:span text:style-name="T11">, s dvoma rozmočenými žem­ľami pomiešame. Keď nemáme žemle, stačí aj namočený biely chlieb, ale ho musíme tiež premleť. K tejto smesi primiešame 2 vajíčka, soľ, tlčené korenie a v masti upraženú cibuľku, dobre to pomiešame a na doske, múkou posypanej, ro­bíme z toho pa</text:span></text:span><text:span text:style-name="CharStyle17"><text:span text:style-name="T1">g</text:span></text:span><text:span text:style-name="CharStyle17"><text:span text:style-name="T11">áčky a v horúcej masti to upra­žíme. Namiesto cibuľky možno pridať aj majo­rán, to záleží na tom, kto čo ľúbi. Túto smiešaninu možno upraviť aj na podlhovastý tvar a tak ju upiecť na pekáči. V tomto prípade možno k tomu pripraviť kyslú omáčku na divoký spô­sob a narezanú pečienku tým poliať a k tomu pridať vo vode uvarené a rozdrobené zemiaky alebo knedle. K tomu najlepšie sa hodí ako príkrm pasírovaný prívarok z fazule, šošovice a hrachu, ale tiež zemiaky so šalátom.</text:span></text:span></text:p>
        <text:p text:style-name="P19"><text:span text:style-name="CharStyle43"><text:span text:style-name="T1"/></text:span></text:p>
        <text:p text:style-name="P9"><text:span text:style-name="CharStyle17"><text:span text:style-name="T11">Ešte aj viacerými spôsobmi možno pripraviť králičie mäso, ale príprava týchto je drahšia.</text:span></text:span></text:p>
        <text:p text:style-name="P9"><text:span text:style-name="CharStyle17"><text:span text:style-name="T11">Králikov veľkého druhu až v 4-mesačnom veku možno na upravenie hore opísaných jedál upotrebiť, ale keď ich necháme do 7 mesiacov rásť, tak sa to najlepšie vyplatí, lebo do toho veku veľmi dobre zúžitkujú im podaný pokrm; už po tomto veku nerastú tak, aby zaplatili spo­trebované jedlá prírastkom mäsa. Teda králikov medzi 4.—7. mesiacom zabíjať je škoda, ale tiež vyše 7 mesiacov ich chovať naprosto sa nevy­platí.</text:span></text:span></text:p>
        <text:p text:style-name="P17"><text:span text:style-name="CharStyle22"><text:span text:style-name="T11"/></text:span></text:p>
        <text:p text:style-name="P20"><text:span text:style-name="CharStyle32"><text:span text:style-name="T11">Niečo o chove králikov v cudzine.</text:span></text:span></text:p>
        <text:p text:style-name="P9"><text:span text:style-name="CharStyle17"><text:span text:style-name="T11">V cudzine, najmä vo Francúzsku, Nemecku, Anglicku a Belgicku vo všeobecnosti chovajú králika skoro v každom dome. Spôsob pestova­nia je ten, ktorý i ja odporúčam, t. j. systém klietko</text:span></text:span><text:span text:style-name="CharStyle17"><text:span text:style-name="T1">vý</text:span></text:span><text:span text:style-name="CharStyle17"><text:span text:style-name="T11">.</text:span></text:span></text:p>
        <text:p text:style-name="P9"><text:span text:style-name="CharStyle17"><text:span text:style-name="T11">Mimo všeobecného domáceho pestova­nia sú </text:span></text:span><text:span text:style-name="CharStyle17"><text:span text:style-name="T1">veľké</text:span></text:span><text:span text:style-name="CharStyle17"><text:span text:style-name="T11"> </text:span></text:span><text:span text:style-name="CharStyle17"><text:span text:style-name="T1">farmy</text:span></text:span><text:span text:style-name="CharStyle17"><text:span text:style-name="T11"> na chov králikov, aby obecenstvo malo aj lacnejšie mäso, ako je hovä­dzie.</text:span></text:span></text:p>
        <text:p text:style-name="P9"><text:span text:style-name="CharStyle17"><text:span text:style-name="T11">V Paríži, na jedálnom lístku najelegantnej­ších hostincov nájdeme „Lapain encivet“ (králi­čia polievka) a rozličné pašteky z králičieho mä­sa patria medzi rarity, veľmi hľadané v lahôdkárskych obchodoch. Pečene (jatrá) králičie z kŕmeného králika, ledva možno rozlíšiť od pe­čene husacej.</text:span></text:span></text:p>
        <text:p text:style-name="P9"><text:soft-page-break/><text:span text:style-name="CharStyle17"><text:span text:style-name="T11">Králičie mäso pre široké ľudové vrstvy je pravým požehnaním, lebo je lacné a výdatné. Londýn spotrebuje denne 75.000 králikov, kde jorshirská farma denne dodáva 1200 kusov a menšie farmy mesačne po 1000 kusoch. Z chovu arcibiskupa derbyského ročite 12.000 králikov d</text:span></text:span><text:span text:style-name="CharStyle17"><text:span text:style-name="T16">o</text:span></text:span><text:span text:style-name="CharStyle17"><text:span text:style-name="T1">jd</text:span></text:span><text:span text:style-name="CharStyle17"><text:span text:style-name="T11">e na londýnsky trh.</text:span></text:span></text:p>
        <text:p text:style-name="P9"><text:span text:style-name="CharStyle17"><text:span text:style-name="T11">Francúzsko ročne viac ako 100 miliónov krá­likov dochováva a spotrebuje v hodnote 300 mi­liónov frankov. V parížskej ústrednej tržnici predajú mesačne vyše 300.0</text:span></text:span><text:span text:style-name="CharStyle17"><text:span text:style-name="T1">0</text:span></text:span><text:span text:style-name="CharStyle17"><text:span text:style-name="T11">0 králikov.</text:span></text:span></text:p>
        <text:p text:style-name="P9"><text:span text:style-name="CharStyle17"><text:span text:style-name="T11">Istý priateľ zvierat, ktorý už viac ráz obišiel svet, svoje skúsenosti o šírení králikárstva tak­to rozpovedal:</text:span></text:span></text:p>
        <text:p text:style-name="P9"><text:span text:style-name="CharStyle17"><text:span text:style-name="T11">„V Ostende obyvateľstvo veľmi jednodu­chým spôsobom dochováva králikov. Videl som chovať králikov v jednoduchých debnách, kuríne, sudoch a všade si chválili výsledky. Králici všade behali po dvoroch, ako u nás hydina alebo prasce, ale na večer vrátili sa do ich chlieva, kde dostali málo sladu alebo jačmenného chleba.</text:span></text:span></text:p>
        <text:p text:style-name="P9"><text:span text:style-name="CharStyle17"><text:span text:style-name="T11">Z Ostende som odcestoval do Paríža, kde som 2 týždne býval. Keď som si už mesto pre­hliadol, chodil som po výletoch, a tak som za­vítal do mestečka Neuilly. V chotári je záhrada spolku pre zdomácnenie zvierat, pozostávajúca z parku pri Seine. Budovy, v ktorých sú zvieratá umiestené, sú veľmi jednoduché, ale tiež veľmi účelne. Predseda spolku, ktorého som požiadal o vysvetlenie, bol tak láskavý a osobne ma vo­dil po záhrade a všetko mi vysvetlil. Najprv ma zaviedol k hydine. Bolo tam vyše 60 druhov. Každý druh mal svoj osobitný dvorec, ktorý bol obohnaný dr</text:span></text:span><text:span text:style-name="CharStyle17"><text:span text:style-name="T16">ó</text:span></text:span><text:span text:style-name="CharStyle17"><text:span text:style-name="T11">tenou sieťou. Vedľa hydiny boli umiestení králici vo zvláštnej budove a každý králik bol v klietke. Naznačil som si vyše 70 druhov. Mimo známych druhov videl som tam čínskych žltých, bielych ruských s čiernym chvostom a ušami, „Duble Smith“ má čiernu hlavu, andalúzskych s bielou a čiernou hlavou, sibírskych bielych so šedými nohami, kašmír­skych, angorských a strieborných králikov.</text:span></text:span></text:p>
        <text:p text:style-name="P9"><text:span text:style-name="CharStyle17"><text:span text:style-name="T11">Vrátiac sa, navštívil som králikárstvo isté­ho pána, menom Martin. Králici boli tuná umie­stení v jasnej pivnici a hoci bolo tam veľa zvie­rat na malom mieste, všetci boli zdraví. To isté mi sdelil jedon pestiteľ, že choroby vo Francúz­sku veľmi málokedy ničia králikov.</text:span></text:span></text:p>
        <text:p text:style-name="P9"><text:span text:style-name="CharStyle17"><text:span text:style-name="T11">Odtiaľ idúc, navštívil som p. Donena (rue Rivoli), u ktorého som tiež videl pekné zvieratá a konečne som si bol prehliadol obchod p. Brechetea (rue de la Procession), ktorý má najväčší</text:span></text:span><text:span text:style-name="CharStyle22"><text:span text:style-name="T11"> </text:span></text:span><text:span text:style-name="CharStyle17"><text:span text:style-name="T11">chov parížsky tohto druhu. S prehliadkami som bol </text:span></text:span><text:soft-page-break/><text:span text:style-name="CharStyle17"><text:span text:style-name="T11">spokojný a v hostincoch som pozoroval jedlá z králičieho mäsa, ktoré sa tam na jedálnych lístkoch len tak hemžily. Z tohto som videl, že králičie mäso v Paríži je najlacnejšie.“</text:span></text:span></text:p>
        <text:p text:style-name="P9"><text:span text:style-name="CharStyle17"><text:span text:style-name="T11">Hľa, tu vidíme, v akých rozmeroch chovajú králikov v cudzine a aké dôchodky prináša to­mu, kto sa odborne a racionálne zaoberá s ich chovom.</text:span></text:span></text:p>
        <text:p text:style-name="P30"><text:span text:style-name="CharStyle56"><text:span text:style-name="T1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Základný_20_text_20__28_5_29_" style:display-name="Základný text (5)" style:family="paragraph" style:master-page-name="">
      <loext:graphic-properties draw:fill="none" draw:fill-color="#729fcf"/>
      <style:paragraph-properties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fo:margin-left="1.164cm" fo:margin-right="0cm" fo:text-indent="0.035cm" style:auto-text-indent="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Footnote" style:family="paragraph" style:class="extra" style:master-page-name="">
      <loext:graphic-properties draw:fill="none" draw:fill-color="#729fcf"/>
      <style:paragraph-properties fo:margin-left="1.094cm" fo:margin-right="0cm" fo:text-indent="0.564cm"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Záhlavie_20__23_4" style:display-name="Záhlavie #4" style:family="paragraph" style:list-style-name="" style:master-page-name="">
      <loext:graphic-properties draw:fill="none" draw:fill-color="#729fcf"/>
      <style:paragraph-properties style:page-number="auto" fo:background-color="transparent"/>
    </style:style>
    <style:style style:name="Obsah" style:family="paragraph" style:master-page-name="">
      <loext:graphic-properties draw:fill="none" draw:fill-color="#729fcf"/>
      <style:paragraph-properties fo:margin-left="0cm" fo:margin-right="0cm" fo:text-indent="1.023cm" style:auto-text-indent="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1" style:family="text" style:parent-style-name="CharStyle10">
      <style:text-properties fo:color="#000000" fo:language="sk" fo:country="SK" style:language-asian="sk" style:country-asian="SK" style:language-complex="sk" style:country-complex="SK"/>
    </style:style>
    <style:style style:name="CharStyle13" style:family="text" style:parent-style-name="DefaultFontStyle"/>
    <style:style style:name="CharStyle14" style:family="text" style:parent-style-name="CharStyle13">
      <style:text-properties fo:color="#000000" fo:language="sk" fo:country="SK" style:language-asian="sk" style:country-asian="SK" style:language-complex="sk" style:country-complex="SK"/>
    </style:style>
    <style:style style:name="CharStyle15" style:family="text" style:parent-style-name="CharStyle13">
      <style:text-properties fo:color="#000000" fo:language="sk" fo:country="SK" style:language-asian="sk" style:country-asian="SK" style:language-complex="sk" style:country-complex="SK"/>
    </style:style>
    <style:style style:name="CharStyle17" style:family="text" style:parent-style-name="DefaultFontStyle"/>
    <style:style style:name="CharStyle19" style:family="text" style:parent-style-name="DefaultFontStyle"/>
    <style:style style:name="CharStyle20" style:family="text" style:parent-style-name="CharStyle19">
      <style:text-properties fo:color="#000000" fo:language="sk" fo:country="SK" style:language-asian="sk" style:country-asian="SK" style:language-complex="sk" style:country-complex="SK"/>
    </style:style>
    <style:style style:name="CharStyle22" style:family="text" style:parent-style-name="DefaultFontStyle"/>
    <style:style style:name="CharStyle23" style:family="text" style:parent-style-name="CharStyle17">
      <style:text-properties fo:color="#000000" fo:language="sk" fo:country="SK" style:language-asian="sk" style:country-asian="SK" style:language-complex="sk" style:country-complex="SK"/>
    </style:style>
    <style:style style:name="CharStyle24" style:family="text" style:parent-style-name="CharStyle17">
      <style:text-properties fo:color="#000000" fo:language="sk" fo:country="SK" style:language-asian="sk" style:country-asian="SK" style:language-complex="sk" style:country-complex="SK"/>
    </style:style>
    <style:style style:name="CharStyle26" style:family="text" style:parent-style-name="DefaultFontStyle"/>
    <style:style style:name="CharStyle28" style:family="text" style:parent-style-name="DefaultFontStyle"/>
    <style:style style:name="CharStyle29" style:family="text" style:parent-style-name="CharStyle17">
      <style:text-properties fo:color="#000000" fo:language="sk" fo:country="SK" style:language-asian="sk" style:country-asian="SK" style:language-complex="sk" style:country-complex="SK"/>
    </style:style>
    <style:style style:name="CharStyle30" style:family="text" style:parent-style-name="CharStyle17">
      <style:text-properties fo:color="#000000" fo:language="sk" fo:country="SK" style:language-asian="sk" style:country-asian="SK" style:language-complex="sk" style:country-complex="SK"/>
    </style:style>
    <style:style style:name="CharStyle32" style:family="text" style:parent-style-name="DefaultFontStyle"/>
    <style:style style:name="CharStyle34" style:family="text" style:parent-style-name="DefaultFontStyle"/>
    <style:style style:name="CharStyle35" style:family="text" style:parent-style-name="CharStyle17">
      <style:text-properties fo:color="#000000" fo:language="sk" fo:country="SK" style:language-asian="sk" style:country-asian="SK" style:language-complex="sk" style:country-complex="SK"/>
    </style:style>
    <style:style style:name="CharStyle36" style:family="text" style:parent-style-name="CharStyle22">
      <style:text-properties fo:color="#000000" fo:language="sk" fo:country="SK" style:language-asian="sk" style:country-asian="SK" style:language-complex="sk" style:country-complex="SK"/>
    </style:style>
    <style:style style:name="CharStyle37" style:family="text" style:parent-style-name="CharStyle10">
      <style:text-properties fo:color="#000000" fo:language="sk" fo:country="SK" style:language-asian="sk" style:country-asian="SK" style:language-complex="sk" style:country-complex="SK"/>
    </style:style>
    <style:style style:name="CharStyle39" style:family="text" style:parent-style-name="DefaultFontStyle"/>
    <style:style style:name="CharStyle40" style:family="text" style:parent-style-name="CharStyle39">
      <style:text-properties fo:color="#000000" fo:language="sk" fo:country="SK" style:language-asian="sk" style:country-asian="SK" style:language-complex="sk" style:country-complex="SK"/>
    </style:style>
    <style:style style:name="CharStyle41" style:family="text" style:parent-style-name="CharStyle39">
      <style:text-properties fo:font-variant="small-caps" fo:color="#000000" fo:language="sk" fo:country="SK" style:language-asian="sk" style:country-asian="SK" style:language-complex="sk" style:country-complex="SK"/>
    </style:style>
    <style:style style:name="CharStyle42" style:family="text" style:parent-style-name="CharStyle22">
      <style:text-properties fo:color="#000000" fo:language="sk" fo:country="SK" style:language-asian="sk" style:country-asian="SK" style:language-complex="sk" style:country-complex="SK"/>
    </style:style>
    <style:style style:name="CharStyle43" style:family="text" style:parent-style-name="CharStyle28">
      <style:text-properties fo:color="#000000" fo:language="sk" fo:country="SK" style:language-asian="sk" style:country-asian="SK" style:language-complex="sk" style:country-complex="SK"/>
    </style:style>
    <style:style style:name="CharStyle45" style:family="text" style:parent-style-name="DefaultFontStyle"/>
    <style:style style:name="CharStyle46" style:family="text" style:parent-style-name="CharStyle45">
      <style:text-properties fo:color="#000000" fo:language="sk" fo:country="SK" style:language-asian="sk" style:country-asian="SK" style:language-complex="sk" style:country-complex="SK"/>
    </style:style>
    <style:style style:name="CharStyle47" style:family="text" style:parent-style-name="CharStyle39">
      <style:text-properties fo:color="#000000" fo:language="sk" fo:country="SK" style:language-asian="sk" style:country-asian="SK" style:language-complex="sk" style:country-complex="SK"/>
    </style:style>
    <style:style style:name="CharStyle48" style:family="text" style:parent-style-name="CharStyle39">
      <style:text-properties fo:color="#000000" fo:language="sk" fo:country="SK" style:language-asian="sk" style:country-asian="SK" style:language-complex="sk" style:country-complex="SK"/>
    </style:style>
    <style:style style:name="CharStyle49" style:family="text" style:parent-style-name="CharStyle8">
      <style:text-properties fo:color="#000000" fo:language="sk" fo:country="SK" style:language-asian="sk" style:country-asian="SK" style:language-complex="sk" style:country-complex="SK"/>
    </style:style>
    <style:style style:name="CharStyle50" style:family="text" style:parent-style-name="CharStyle8">
      <style:text-properties fo:color="#000000" fo:language="sk" fo:country="SK" style:language-asian="sk" style:country-asian="SK" style:language-complex="sk" style:country-complex="SK"/>
    </style:style>
    <style:style style:name="CharStyle51" style:family="text" style:parent-style-name="CharStyle45">
      <style:text-properties fo:color="#000000" fo:language="sk" fo:country="SK" style:language-asian="sk" style:country-asian="SK" style:language-complex="sk" style:country-complex="SK"/>
    </style:style>
    <style:style style:name="CharStyle52" style:family="text" style:parent-style-name="CharStyle28">
      <style:text-properties fo:color="#000000" fo:language="sk" fo:country="SK" style:language-asian="sk" style:country-asian="SK" style:language-complex="sk" style:country-complex="SK"/>
    </style:style>
    <style:style style:name="CharStyle54" style:family="text" style:parent-style-name="DefaultFontStyle"/>
    <style:style style:name="CharStyle55" style:family="text" style:parent-style-name="CharStyle54">
      <style:text-properties fo:color="#000000" fo:language="sk" fo:country="SK" style:language-asian="sk" style:country-asian="SK" style:language-complex="sk" style:country-complex="SK"/>
    </style:style>
    <style:style style:name="CharStyle56" style:family="text" style:parent-style-name="CharStyle54">
      <style:text-properties fo:color="#000000" fo:language="sk" fo:country="SK" style:language-asian="sk" style:country-asian="SK" style:language-complex="sk" style:country-complex="SK"/>
    </style:style>
    <style:style style:name="CharStyle57" style:family="text" style:parent-style-name="CharStyle54">
      <style:text-properties fo:color="#000000" fo:language="sk" fo:country="SK" style:language-asian="sk" style:country-asian="SK" style:language-complex="sk" style:country-complex="SK"/>
    </style:style>
    <style:style style:name="CharStyle58" style:family="text" style:parent-style-name="CharStyle54">
      <style:text-properties fo:color="#000000" fo:language="sk" fo:country="SK" style:language-asian="sk" style:country-asian="SK" style:language-complex="sk" style:country-complex="SK"/>
    </style:style>
    <style:style style:name="CharStyle59" style:family="text" style:parent-style-name="CharStyle54">
      <style:text-properties fo:font-variant="small-caps" fo:color="#000000" fo:language="sk" fo:country="SK" style:language-asian="sk" style:country-asian="SK" style:language-complex="sk" style:country-complex="SK"/>
    </style:style>
    <style:style style:name="CharStyle60" style:family="text" style:parent-style-name="CharStyle54">
      <style:text-properties fo:color="#000000" fo:language="sk" fo:country="SK" style:language-asian="sk" style:country-asian="SK" style:language-complex="sk" style:country-complex="SK"/>
    </style:style>
    <style:style style:name="CharStyle61" style:family="text" style:parent-style-name="CharStyle54">
      <style:text-properties fo:font-variant="small-caps" fo:color="#000000" fo:language="sk" fo:country="SK" style:language-asian="sk" style:country-asian="SK" style:language-complex="sk" style:country-complex="SK"/>
    </style:style>
    <style:style style:name="CharStyle62" style:family="text" style:parent-style-name="CharStyle54">
      <style:text-properties fo:color="#000000" fo:language="sk" fo:country="SK" style:language-asian="sk" style:country-asian="SK" style:language-complex="sk" style:country-complex="SK"/>
    </style:style>
    <style:style style:name="CharStyle63" style:family="text" style:parent-style-name="CharStyle54">
      <style:text-properties fo:color="#000000" fo:language="sk" fo:country="SK" style:language-asian="sk" style:country-asian="SK" style:language-complex="sk" style:country-complex="SK"/>
    </style:style>
    <style:style style:name="CharStyle64" style:family="text" style:parent-style-name="CharStyle45">
      <style:text-properties fo:color="#000000" fo:language="sk" fo:country="SK" style:language-asian="sk" style:country-asian="SK" style:language-complex="sk" style:country-complex="SK"/>
    </style:style>
    <style:style style:name="CharStyle65" style:family="text" style:parent-style-name="CharStyle54">
      <style:text-properties fo:color="#000000" fo:language="sk" fo:country="SK" style:language-asian="sk" style:country-asian="SK" style:language-complex="sk" style:country-complex="SK"/>
    </style:style>
    <style:style style:name="CharStyle66" style:family="text" style:parent-style-name="CharStyle54">
      <style:text-properties fo:color="#000000" fo:language="sk" fo:country="SK" style:language-asian="sk" style:country-asian="SK" style:language-complex="sk" style:country-complex="SK"/>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edvolené_20_písmo_20_odseku" style:display-name="Predvolené písmo odseku"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7cm" fo:margin-left="0cm" fo:margin-right="0cm" fo:margin-top="0.7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2-15T22:04:06.612000000</dc:date>
    <meta:editing-duration>PT2H57M24S</meta:editing-duration>
    <meta:editing-cycles>7</meta:editing-cycles>
    <meta:generator>LibreOffice/5.4.2.2$Windows_x86 LibreOffice_project/22b09f6418e8c2d508a9eaf86b2399209b0990f4</meta:generator>
    <meta:document-statistic meta:table-count="0" meta:image-count="0" meta:object-count="0" meta:page-count="21" meta:paragraph-count="169" meta:word-count="7132" meta:character-count="44075" meta:non-whitespace-character-count="37120"/>
  </office:meta>
</office:document-meta>
</file>